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 Flex" svg:font-family="'Google Sans Flex', 'Google Sans', 'Helvetica Neue', sans-serif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569cm" table:align="left" fo:background-color="transparent">
        <style:background-image/>
      </style:table-properties>
    </style:style>
    <style:style style:name="Table1.A" style:family="table-column">
      <style:table-column-properties style:column-width="3.949cm"/>
    </style:style>
    <style:style style:name="Table1.B" style:family="table-column">
      <style:table-column-properties style:column-width="3.805cm"/>
    </style:style>
    <style:style style:name="Table1.C" style:family="table-column">
      <style:table-column-properties style:column-width="4.81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line-height="175%" fo:text-indent="0cm" style:auto-text-indent="false"/>
      <style:text-properties style:font-name="Google Sans Flex" fo:font-size="10pt" fo:letter-spacing="normal" fo:font-weight="normal" style:font-size-asian="10pt" style:font-size-complex="10pt"/>
    </style:style>
    <style:style style:name="P4" style:family="paragraph" style:parent-style-name="Heading_20_3">
      <style:paragraph-properties fo:margin-left="0cm" fo:margin-right="0cm" fo:margin-top="0.741cm" fo:margin-bottom="0.212cm" style:contextual-spacing="false" style:line-height-at-least="0.635cm" fo:text-indent="0cm" style:auto-text-indent="false"/>
      <style:text-properties style:font-name="Google Sans Flex" fo:font-size="10pt" fo:letter-spacing="normal" fo:font-weight="bold" style:font-size-asian="10pt" style:font-size-complex="10pt" loext:padding="0cm" loext:border="none"/>
    </style:style>
    <style:style style:name="P5" style:family="paragraph" style:parent-style-name="Text_20_body" style:list-style-name="L1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style:font-name="Google Sans Flex" fo:font-size="10pt" fo:letter-spacing="normal" fo:font-weight="normal" style:font-size-asian="10pt" style:font-size-complex="10pt" loext:padding="0cm" loext:border="none"/>
    </style:style>
    <style:style style:name="P7" style:family="paragraph" style:parent-style-name="Horizontal_20_Line">
      <style:paragraph-properties fo:margin-left="0cm" fo:margin-right="0cm" fo:margin-top="0cm" fo:margin-bottom="0cm" style:contextual-spacing="false" fo:line-height="175%"/>
      <style:text-properties fo:font-size="10pt" style:font-size-asian="10pt" style:font-size-complex="10pt"/>
    </style:style>
    <style:style style:name="P8" style:family="paragraph" style:parent-style-name="Text_20_body">
      <style:paragraph-properties fo:margin-left="0cm" fo:margin-right="0cm" fo:margin-top="0.423cm" fo:margin-bottom="0.423cm" style:contextual-spacing="false" style:line-height-at-least="0.529cm" fo:text-indent="0cm" style:auto-text-indent="false"/>
      <style:text-properties style:font-name="Google Sans Flex" fo:font-size="10pt" fo:letter-spacing="normal" fo:font-weight="bold" style:font-size-asian="10pt" style:font-size-complex="10pt" loext:padding="0cm" loext:border="none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line-height="175%" fo:text-indent="0cm" style:auto-text-indent="fals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line-height="175%"/>
      <style:text-properties fo:font-size="10pt" style:font-size-asian="10pt" style:font-size-complex="10pt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line-height="175%" fo:text-indent="0cm" style:auto-text-indent="false"/>
      <style:text-properties fo:color="#5f6368" loext:opacity="100%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line-height="175%" fo:text-indent="0cm" style:auto-text-indent="false"/>
      <style:text-properties fo:color="#8430ce" loext:opacity="100%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line-height="175%"/>
    </style:style>
    <style:style style:name="P14" style:family="paragraph" style:parent-style-name="Text_20_body" style:list-style-name="L2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.423cm" style:contextual-spacing="false" fo:line-height="175%" fo:text-indent="0cm" style:auto-text-indent="false"/>
      <style:text-properties style:font-name="Google Sans Flex" fo:font-size="10pt" fo:letter-spacing="normal" fo:font-weight="normal" style:font-size-asian="10pt" style:font-size-complex="10pt" loext:padding="0cm" loext:border="none"/>
    </style:style>
    <style:style style:name="P16" style:family="paragraph" style:parent-style-name="Standard">
      <style:paragraph-properties fo:margin-left="1.3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P17" style:family="paragraph" style:parent-style-name="Text_20_body">
      <style:paragraph-properties fo:margin-left="0cm" fo:margin-right="0cm" fo:margin-top="0cm" fo:margin-bottom="0cm" style:contextual-spacing="false" style:line-height-at-least="0.741cm" fo:text-indent="0cm" style:auto-text-indent="false" style:writing-mode="lr-tb"/>
      <style:text-properties fo:font-size="10pt" style:font-size-asian="10pt" style:font-size-complex="10pt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style:contextual-spacing="false" style:line-height-at-least="0.741cm" fo:text-indent="0cm" style:auto-text-indent="false" style:writing-mode="lr-tb"/>
      <style:text-properties fo:color="#1f1f1f" loext:opacity="100%" style:font-name="Google Sans Flex" fo:font-size="10pt" fo:letter-spacing="normal" fo:font-weight="normal" style:font-size-asian="10pt" style:font-size-complex="10pt" loext:padding="0cm" loext:border="none"/>
    </style:style>
    <style:style style:name="P20" style:family="paragraph" style:parent-style-name="Text_20_body">
      <style:paragraph-properties fo:margin-left="0cm" fo:margin-right="0cm" fo:margin-top="0cm" fo:margin-bottom="0.423cm" style:contextual-spacing="false" style:line-height-at-least="0.529cm" fo:text-indent="0cm" style:auto-text-indent="false"/>
    </style:style>
    <style:style style:name="P21" style:family="paragraph" style:parent-style-name="Text_20_body" style:list-style-name="L3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</style:style>
    <style:style style:name="P22" style:family="paragraph" style:parent-style-name="Text_20_body" style:list-style-name="L3">
      <style:paragraph-properties fo:margin-left="0cm" fo:margin-right="0cm" fo:margin-top="0.212cm" fo:margin-bottom="0.212cm" style:contextual-spacing="false" fo:line-height="120%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size="10pt" style:font-size-asian="10pt" style:font-size-complex="10pt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style:line-height-at-least="0.741cm" fo:text-indent="0cm" style:auto-text-indent="false" style:writing-mode="lr-tb"/>
      <style:text-properties fo:color="#1f1f1f" loext:opacity="100%" fo:font-size="10pt" fo:letter-spacing="normal" style:font-size-asian="10pt" style:font-size-complex="10pt" loext:padding="0cm" loext:border="none"/>
    </style:style>
    <style:style style:name="P25" style:family="paragraph" style:parent-style-name="Text_20_body" style:list-style-name="L4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</style:style>
    <style:style style:name="P26" style:family="paragraph" style:parent-style-name="Heading_20_2">
      <style:paragraph-properties fo:margin-left="0cm" fo:margin-right="0cm" fo:margin-top="0.741cm" fo:margin-bottom="0.212cm" style:contextual-spacing="false" style:line-height-at-least="0.741cm" fo:text-indent="0cm" style:auto-text-indent="false"/>
      <style:text-properties style:font-name="Google Sans Flex" fo:font-size="10pt" fo:letter-spacing="normal" fo:font-weight="bold" style:font-size-asian="10pt" style:font-size-complex="10pt" loext:padding="0cm" loext:border="none"/>
    </style:style>
    <style:style style:name="P27" style:family="paragraph" style:parent-style-name="Heading_20_3">
      <style:paragraph-properties fo:margin-left="0cm" fo:margin-right="0cm" fo:margin-top="0.741cm" fo:margin-bottom="0.212cm" style:contextual-spacing="false" style:line-height-at-least="0.529cm" fo:text-indent="0cm" style:auto-text-indent="false"/>
    </style:style>
    <style:style style:name="P28" style:family="paragraph" style:parent-style-name="Text_20_body">
      <style:paragraph-properties fo:margin-left="0cm" fo:margin-right="0cm" fo:margin-top="0cm" fo:margin-bottom="0.212cm" style:contextual-spacing="false" fo:line-height="175%" fo:text-indent="0cm" style:auto-text-indent="false"/>
      <style:text-properties style:font-name="Google Sans Flex" fo:font-size="10pt" fo:letter-spacing="normal" fo:font-weight="normal" style:font-size-asian="10pt" style:font-size-complex="10pt" loext:padding="0cm" loext:border="none"/>
    </style:style>
    <style:style style:name="P29" style:family="paragraph" style:parent-style-name="Text_20_body" style:list-style-name="L5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</style:style>
    <style:style style:name="P30" style:family="paragraph" style:parent-style-name="Text_20_body" style:list-style-name="L5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style:font-name="Google Sans Flex" fo:font-size="10pt" fo:letter-spacing="normal" fo:font-weight="normal" style:font-size-asian="10pt" style:font-size-complex="10pt" loext:padding="0cm" loext:border="none"/>
    </style:style>
    <style:style style:name="P31" style:family="paragraph" style:parent-style-name="Text_20_body" style:list-style-name="L5">
      <style:paragraph-properties fo:margin-left="0cm" fo:margin-right="0cm" fo:margin-top="0.212cm" fo:margin-bottom="0.212cm" style:contextual-spacing="false" fo:line-height="120%" fo:text-align="start" style:justify-single-word="false" fo:text-indent="0cm" style:auto-text-indent="false" fo:padding="0cm" fo:border="none"/>
      <style:text-properties fo:font-variant="normal" fo:text-transform="none" style:font-name="KaTeX Main" fo:font-size="10pt" fo:letter-spacing="normal" fo:font-style="normal" fo:font-weight="normal" style:font-size-asian="10pt" style:font-size-complex="10pt" loext:padding="0cm" loext:border="none"/>
    </style:style>
    <style:style style:name="P32" style:family="paragraph" style:parent-style-name="Text_20_body" style:list-style-name="L6">
      <style:paragraph-properties fo:margin-left="0cm" fo:margin-right="0cm" fo:margin-top="0.212cm" fo:margin-bottom="0.212cm" style:contextual-spacing="false" fo:line-height="120%" fo:text-indent="0cm" style:auto-text-indent="false" fo:padding="0cm" fo:border="none"/>
    </style:style>
    <style:style style:name="P33" style:family="paragraph" style:parent-style-name="Text_20_body" style:list-style-name="L6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style:font-name="Google Sans Flex" fo:font-size="10pt" fo:letter-spacing="normal" fo:font-weight="normal" style:font-size-asian="10pt" style:font-size-complex="10pt" loext:padding="0cm" loext:border="none"/>
    </style:style>
    <style:style style:name="P34" style:family="paragraph" style:parent-style-name="Text_20_body" style:list-style-name="L6">
      <style:paragraph-properties fo:margin-left="0cm" fo:margin-right="0cm" fo:margin-top="0.212cm" fo:margin-bottom="0.212cm" style:contextual-spacing="false" fo:line-height="120%" fo:text-align="start" style:justify-single-word="false" fo:text-indent="0cm" style:auto-text-indent="false" fo:padding="0cm" fo:border="none"/>
      <style:text-properties fo:font-variant="normal" fo:text-transform="none" style:font-name="KaTeX Main" fo:font-size="10pt" fo:letter-spacing="normal" fo:font-style="normal" fo:font-weight="normal" style:font-size-asian="10pt" style:font-size-complex="10pt" loext:padding="0cm" loext:border="none"/>
    </style:style>
    <style:style style:name="P35" style:family="paragraph" style:parent-style-name="Text_20_body" style:list-style-name="L6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</style:style>
    <style:style style:name="P36" style:family="paragraph" style:parent-style-name="Text_20_body" style:list-style-name="L7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style:font-name="Google Sans Flex" fo:font-size="10pt" fo:letter-spacing="normal" fo:font-weight="normal" style:font-size-asian="10pt" style:font-size-complex="10pt" loext:padding="0cm" loext:border="none"/>
    </style:style>
    <style:style style:name="P37" style:family="paragraph" style:parent-style-name="Table_20_Contents">
      <style:paragraph-properties fo:margin-left="0cm" fo:margin-right="0cm" style:line-height-at-least="0.529cm" fo:text-indent="0cm" style:auto-text-indent="false"/>
      <style:text-properties style:font-name="Google Sans Flex" fo:font-size="10pt" fo:letter-spacing="normal" fo:font-weight="bold" style:font-size-asian="10pt" style:font-size-complex="10pt"/>
    </style:style>
    <style:style style:name="P38" style:family="paragraph" style:parent-style-name="Table_20_Contents">
      <style:paragraph-properties fo:margin-left="0cm" fo:margin-right="0cm" style:line-height-at-least="0.529cm" fo:text-indent="0cm" style:auto-text-indent="false"/>
    </style:style>
    <style:style style:name="P39" style:family="paragraph" style:parent-style-name="Quotations">
      <style:paragraph-properties fo:margin-left="1cm" fo:margin-right="1cm" fo:margin-top="0cm" fo:margin-bottom="0.423cm" style:contextual-spacing="false" style:line-height-at-least="0.529cm" fo:text-indent="0cm" style:auto-text-indent="false"/>
    </style:style>
    <style:style style:name="P40" style:family="paragraph" style:parent-style-name="Text_20_body" style:list-style-name="L8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style:font-name="Google Sans Flex" fo:font-size="10pt" fo:letter-spacing="normal" fo:font-weight="normal" style:font-size-asian="10pt" style:font-size-complex="10pt" loext:padding="0cm" loext:border="none"/>
    </style:style>
    <style:style style:name="P41" style:family="paragraph" style:parent-style-name="Text_20_body" style:list-style-name="L8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</style:style>
    <style:style style:name="P42" style:family="paragraph" style:parent-style-name="Text_20_body" style:list-style-name="L9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</style:style>
    <style:style style:name="P43" style:family="paragraph" style:parent-style-name="Text_20_body">
      <style:paragraph-properties fo:margin-left="0cm" fo:margin-right="0cm"/>
      <style:text-properties fo:font-size="10pt" style:font-size-asian="10pt" style:font-size-complex="10pt" loext:padding="0cm" loext:border="none"/>
    </style:style>
    <style:style style:name="P44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font-name="Google Sans Flex" fo:font-size="10pt" fo:letter-spacing="normal" fo:font-weight="bold" style:font-size-asian="10pt" style:font-size-complex="10pt" loext:padding="0cm" loext:border="none"/>
    </style:style>
    <style:style style:name="T2" style:family="text">
      <style:text-properties style:font-name="Google Sans Flex" fo:font-size="10pt" fo:letter-spacing="normal" fo:font-weight="normal" style:font-size-asian="10pt" style:font-size-complex="10pt" loext:padding="0cm" loext:border="none"/>
    </style:style>
    <style:style style:name="T3" style:family="text">
      <style:text-properties fo:font-weight="bold"/>
    </style:style>
    <style:style style:name="T4" style:family="text">
      <style:text-properties fo:color="#8430ce" loext:opacity="100%" style:font-name="Google Sans Flex" fo:font-size="10pt" fo:letter-spacing="normal" fo:font-weight="normal" fo:background-color="#f0f4f9" loext:char-shading-value="0" style:font-size-asian="10pt" style:font-size-complex="10pt" loext:padding="0cm" loext:border="none"/>
    </style:style>
    <style:style style:name="T5" style:family="text">
      <style:text-properties style:font-name="Google Sans Flex" fo:font-size="10pt" fo:letter-spacing="normal" fo:font-weight="normal" fo:background-color="#f0f4f9" loext:char-shading-value="0" style:font-size-asian="10pt" style:font-size-complex="10pt" loext:padding="0cm" loext:border="none"/>
    </style:style>
    <style:style style:name="T6" style:family="text">
      <style:text-properties fo:font-size="10pt" fo:letter-spacing="normal" fo:background-color="#f0f4f9" loext:char-shading-value="0" style:font-size-asian="10pt" style:font-size-complex="10pt" loext:padding="0cm" loext:border="none"/>
    </style:style>
    <style:style style:name="T7" style:family="text">
      <style:text-properties fo:color="#1967d2" loext:opacity="100%" style:font-name="Google Sans Flex" fo:font-size="10pt" fo:letter-spacing="normal" fo:font-weight="normal" fo:background-color="#f0f4f9" loext:char-shading-value="0" style:font-size-asian="10pt" style:font-size-complex="10pt" loext:padding="0cm" loext:border="none"/>
    </style:style>
    <style:style style:name="T8" style:family="text">
      <style:text-properties fo:color="#b55908" loext:opacity="100%" style:font-name="Google Sans Flex" fo:font-size="10pt" fo:letter-spacing="normal" fo:font-weight="normal" fo:background-color="#f0f4f9" loext:char-shading-value="0" style:font-size-asian="10pt" style:font-size-complex="10pt" loext:padding="0cm" loext:border="none"/>
    </style:style>
    <style:style style:name="T9" style:family="text">
      <style:text-properties fo:color="#5f6368" loext:opacity="100%" style:font-name="Google Sans Flex" fo:font-size="10pt" fo:letter-spacing="normal" fo:font-weight="normal" fo:background-color="#f0f4f9" loext:char-shading-value="0" style:font-size-asian="10pt" style:font-size-complex="10pt" loext:padding="0cm" loext:border="none"/>
    </style:style>
    <style:style style:name="T10" style:family="text">
      <style:text-properties fo:color="#188038" loext:opacity="100%" style:font-name="Google Sans Flex" fo:font-size="10pt" fo:letter-spacing="normal" fo:font-weight="normal" fo:background-color="#f0f4f9" loext:char-shading-value="0" style:font-size-asian="10pt" style:font-size-complex="10pt" loext:padding="0cm" loext:border="none"/>
    </style:style>
    <style:style style:name="T11" style:family="text">
      <style:text-properties fo:color="#d93025" loext:opacity="100%" style:font-name="Google Sans Flex" fo:font-size="10pt" fo:letter-spacing="normal" fo:font-weight="normal" fo:background-color="#f0f4f9" loext:char-shading-value="0" style:font-size-asian="10pt" style:font-size-complex="10pt" loext:padding="0cm" loext:border="none"/>
    </style:style>
    <style:style style:name="T12" style:family="text">
      <style:text-properties style:font-name="Google Sans Flex" fo:font-size="10pt" fo:letter-spacing="normal" fo:font-weight="normal" style:font-size-asian="10pt" style:font-size-complex="10pt"/>
    </style:style>
    <style:style style:name="T13" style:family="text">
      <style:text-properties fo:font-variant="normal" fo:text-transform="none" fo:font-family="'KaTeX Math'" fo:font-size="10pt" fo:letter-spacing="normal" fo:font-style="italic" fo:font-weight="normal" style:font-size-asian="10pt" style:font-size-complex="10pt" loext:padding="0cm" loext:border="none"/>
    </style:style>
    <style:style style:name="T14" style:family="text">
      <style:text-properties style:font-name="Google Sans Flex" fo:font-weight="normal"/>
    </style:style>
    <style:style style:name="T15" style:family="text">
      <style:text-properties style:font-name="Google Sans Flex" fo:font-size="10pt" fo:letter-spacing="normal" fo:font-weight="bold" style:font-size-asian="10pt" style:font-size-complex="10pt"/>
    </style:style>
    <style:style style:name="T16" style:family="text">
      <style:text-properties fo:font-family="'KaTeX Math'"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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char" svg:x="0cm" svg:width="0.041cm" draw:z-index="0"><draw:text-box fo:min-height="0.041cm"><text:h text:style-name="P2" text:outline-level="2">Το Gemini είπε</text:h></draw:text-box></draw:frame></text:p>
      <text:section text:style-name="Sect1" text:name="ad675fbd23f6e97b">
        <text:section text:style-name="Sect2" text:name="model-response-message-contentr_ad675fbd23f6e97b">
          <text:p text:style-name="P3">The logic in your Mamba-style model is actually quite solid, but there are a few "Zygote-unfriendly" patterns and modern Flux best practices to address.</text:p>
          <text:h text:style-name="P4" text:outline-level="3">Key Improvements Made:</text:h>
          <text:list text:style-name="L1">
            <text:list-item>
              <text:p text:style-name="P5"><text:span text:style-name="T1">Eliminated Mutation:</text:span><text:span text:style-name="T2"> Your </text:span><text:span text:style-name="Source_20_Text"><text:span text:style-name="T2">GatedSSM</text:span></text:span><text:span text:style-name="T2"> loop used </text:span><text:span text:style-name="Source_20_Text"><text:span text:style-name="T2">outputs[t] = ...</text:span></text:span><text:span text:style-name="T2">, which is a mutation. While Zygote can sometimes handle </text:span><text:span text:style-name="Source_20_Text"><text:span text:style-name="T2">Buffer</text:span></text:span><text:span text:style-name="T2">, it's much cleaner to use a list comprehension or </text:span><text:span text:style-name="Source_20_Text"><text:span text:style-name="T2">map</text:span></text:span><text:span text:style-name="T2"> to stay purely functional.</text:span></text:p>
            </text:list-item>
            <text:list-item>
              <text:p text:style-name="P5"><text:span text:style-name="T1">Explicit Model Passing:</text:span><text:span text:style-name="T2"> In the training loop, </text:span><text:span text:style-name="Source_20_Text"><text:span text:style-name="T2">Flux.gradient(model) do m</text:span></text:span><text:span text:style-name="T2"> is the modern way to go. I've updated the </text:span><text:span text:style-name="Source_20_Text"><text:span text:style-name="T2">update!</text:span></text:span><text:span text:style-name="T2"> call to use the returned gradient correctly.</text:span></text:p>
            </text:list-item>
            <text:list-item>
              <text:p text:style-name="P5"><text:span text:style-name="T1">Broadcast and Dimensions:</text:span><text:span text:style-name="T2"> Fixed the </text:span><text:span text:style-name="Source_20_Text"><text:span text:style-name="T2">RMSNorm</text:span></text:span><text:span text:style-name="T2"> broadcasting to ensure it handles the feature dimension correctly without ambiguity.</text:span></text:p>
            </text:list-item>
            <text:list-item>
              <text:p text:style-name="P6"><text:span text:style-name="T3">Chain/Functional flow:</text:span> Refactored the forward passes to be more idiomatic.</text:p>
            </text:list-item>
          </text:list>
          <text:p text:style-name="P7"/>
          <text:h text:style-name="P4" text:outline-level="3">The Corrected Code</text:h>
          <text:p text:style-name="P8">Julia</text:p>
          <text:p text:style-name="P9"><text:span text:style-name="Source_20_Text"><text:span text:style-name="T4">using</text:span></text:span><text:span text:style-name="Source_20_Text"><text:span text:style-name="T5"> Flux</text:span></text:span></text:p>
          <text:p text:style-name="P9"><text:span text:style-name="Source_20_Text"><text:span text:style-name="T4">using</text:span></text:span><text:span text:style-name="Source_20_Text"><text:span text:style-name="T5"> LinearAlgebra</text:span></text:span></text:p>
          <text:p text:style-name="P9"><text:span text:style-name="Source_20_Text"><text:span text:style-name="T4">using</text:span></text:span><text:span text:style-name="Source_20_Text"><text:span text:style-name="T5"> Random</text:span></text:span></text:p>
          <text:p text:style-name="P9"><text:span text:style-name="Source_20_Text"><text:span text:style-name="T4">using</text:span></text:span><text:span text:style-name="Source_20_Text"><text:span text:style-name="T5"> Statistics</text:span></text:span></text:p>
          <text:p text:style-name="P10"/>
          <text:p text:style-name="P11"><text:span text:style-name="Source_20_Text"><text:span text:style-name="T5">############################################################</text:span></text:span></text:p>
          <text:p text:style-name="P11"><text:span text:style-name="Source_20_Text"><text:span text:style-name="T5"># RMSNorm</text:span></text:span></text:p>
          <text:p text:style-name="P11"><text:span text:style-name="Source_20_Text"><text:span text:style-name="T5">############################################################</text:span></text:span></text:p>
          <text:p text:style-name="P10"/>
          <text:p text:style-name="P9"><text:span text:style-name="Source_20_Text"><text:span text:style-name="T4">struct</text:span></text:span><text:span text:style-name="Source_20_Text"><text:span text:style-name="T5"> RMSNorm</text:span></text:span></text:p>
          <text:p text:style-name="P9"><text:span text:style-name="Source_20_Text"><text:span text:style-name="T6"><text:s text:c="4"/></text:span></text:span><text:span text:style-name="Source_20_Text"><text:span text:style-name="T5">γ::</text:span></text:span><text:span text:style-name="Source_20_Text"><text:span text:style-name="T7">Vector</text:span></text:span><text:span text:style-name="Source_20_Text"><text:span text:style-name="T5">{</text:span></text:span><text:span text:style-name="Source_20_Text"><text:span text:style-name="T7">Float32</text:span></text:span><text:span text:style-name="Source_20_Text"><text:span text:style-name="T5">}</text:span></text:span></text:p>
          <text:p text:style-name="P9"><text:span text:style-name="Source_20_Text"><text:span text:style-name="T6"><text:s text:c="4"/></text:span></text:span><text:span text:style-name="Source_20_Text"><text:span text:style-name="T5">ϵ::</text:span></text:span><text:span text:style-name="Source_20_Text"><text:span text:style-name="T7">Float32</text:span></text:span></text:p>
          <text:p text:style-name="P12"><text:span text:style-name="Source_20_Text"><text:span text:style-name="T5">end</text:span></text:span></text:p>
          <text:p text:style-name="P10"/>
          <text:p text:style-name="P11"><text:span text:style-name="Source_20_Text"><text:span text:style-name="T5"># Initialize with ones for the d_model dimension</text:span></text:span></text:p>
          <text:p text:style-name="P9"><text:span text:style-name="Source_20_Text"><text:span text:style-name="T5">RMSNorm(dim; ϵ=</text:span></text:span><text:span text:style-name="Source_20_Text"><text:span text:style-name="T8">1f-5</text:span></text:span><text:span text:style-name="Source_20_Text"><text:span text:style-name="T5">) = RMSNorm(ones(</text:span></text:span><text:span text:style-name="Source_20_Text"><text:span text:style-name="T7">Float32</text:span></text:span><text:span text:style-name="Source_20_Text"><text:span text:style-name="T5">, dim), ϵ)</text:span></text:span></text:p>
          <text:p text:style-name="P10"/>
          <text:p text:style-name="P9"><text:soft-page-break/><text:span text:style-name="Source_20_Text"><text:span text:style-name="T5">Flux.</text:span></text:span><text:span text:style-name="Source_20_Text"><text:span text:style-name="T7">@functor</text:span></text:span><text:span text:style-name="Source_20_Text"><text:span text:style-name="T5"> RMSNorm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(r::RMSNorm)(x)</text:span></text:span></text:p>
          <text:p text:style-name="P9"><text:span text:style-name="Source_20_Text"><text:span text:style-name="T6"><text:s text:c="4"/></text:span></text:span><text:span text:style-name="Source_20_Text"><text:span text:style-name="T9"># x is (features, seq_len)</text:span></text:span></text:p>
          <text:p text:style-name="P9"><text:span text:style-name="Source_20_Text"><text:span text:style-name="T6"><text:s text:c="4"/></text:span></text:span><text:span text:style-name="Source_20_Text"><text:span text:style-name="T9"># Compute mean square along the feature dimension (dims=1)</text:span></text:span></text:p>
          <text:p text:style-name="P9"><text:span text:style-name="Source_20_Text"><text:span text:style-name="T6"><text:s text:c="4"/></text:span></text:span><text:span text:style-name="Source_20_Text"><text:span text:style-name="T5">ms = mean(x.^</text:span></text:span><text:span text:style-name="Source_20_Text"><text:span text:style-name="T8">2</text:span></text:span><text:span text:style-name="Source_20_Text"><text:span text:style-name="T5">, dims=</text:span></text:span><text:span text:style-name="Source_20_Text"><text:span text:style-name="T8">1</text:span></text:span><text:span text:style-name="Source_20_Text"><text:span text:style-name="T5">)</text:span></text:span></text:p>
          <text:p text:style-name="P13"><text:span text:style-name="Source_20_Text"><text:span text:style-name="T6"><text:s text:c="4"/></text:span></text:span><text:span text:style-name="Source_20_Text"><text:span text:style-name="T5">norm = sqrt.(ms .+ r.ϵ)</text:span></text:span></text:p>
          <text:p text:style-name="P9"><text:span text:style-name="Source_20_Text"><text:span text:style-name="T6"><text:s text:c="4"/></text:span></text:span><text:span text:style-name="Source_20_Text"><text:span text:style-name="T4">return</text:span></text:span><text:span text:style-name="Source_20_Text"><text:span text:style-name="T5"> r.γ .* x ./ norm</text:span></text:span></text:p>
          <text:p text:style-name="P12"><text:span text:style-name="Source_20_Text"><text:span text:style-name="T5">end</text:span></text:span></text:p>
          <text:p text:style-name="P10"/>
          <text:p text:style-name="P11"><text:span text:style-name="Source_20_Text"><text:span text:style-name="T5">############################################################</text:span></text:span></text:p>
          <text:p text:style-name="P11"><text:span text:style-name="Source_20_Text"><text:span text:style-name="T5"># Gated SSM (Functional Version)</text:span></text:span></text:p>
          <text:p text:style-name="P11"><text:span text:style-name="Source_20_Text"><text:span text:style-name="T5">############################################################</text:span></text:span></text:p>
          <text:p text:style-name="P10"/>
          <text:p text:style-name="P9"><text:span text:style-name="Source_20_Text"><text:span text:style-name="T4">struct</text:span></text:span><text:span text:style-name="Source_20_Text"><text:span text:style-name="T5"> GatedSSM</text:span></text:span></text:p>
          <text:p text:style-name="P9"><text:span text:style-name="Source_20_Text"><text:span text:style-name="T6"><text:s text:c="4"/></text:span></text:span><text:span text:style-name="Source_20_Text"><text:span text:style-name="T5">A::</text:span></text:span><text:span text:style-name="Source_20_Text"><text:span text:style-name="T7">Matrix</text:span></text:span><text:span text:style-name="Source_20_Text"><text:span text:style-name="T5">{</text:span></text:span><text:span text:style-name="Source_20_Text"><text:span text:style-name="T7">Float32</text:span></text:span><text:span text:style-name="Source_20_Text"><text:span text:style-name="T5">}</text:span></text:span></text:p>
          <text:p text:style-name="P9"><text:span text:style-name="Source_20_Text"><text:span text:style-name="T6"><text:s text:c="4"/></text:span></text:span><text:span text:style-name="Source_20_Text"><text:span text:style-name="T5">B::</text:span></text:span><text:span text:style-name="Source_20_Text"><text:span text:style-name="T7">Matrix</text:span></text:span><text:span text:style-name="Source_20_Text"><text:span text:style-name="T5">{</text:span></text:span><text:span text:style-name="Source_20_Text"><text:span text:style-name="T7">Float32</text:span></text:span><text:span text:style-name="Source_20_Text"><text:span text:style-name="T5">}</text:span></text:span></text:p>
          <text:p text:style-name="P9"><text:span text:style-name="Source_20_Text"><text:span text:style-name="T6"><text:s text:c="4"/></text:span></text:span><text:span text:style-name="Source_20_Text"><text:span text:style-name="T5">C::</text:span></text:span><text:span text:style-name="Source_20_Text"><text:span text:style-name="T7">Matrix</text:span></text:span><text:span text:style-name="Source_20_Text"><text:span text:style-name="T5">{</text:span></text:span><text:span text:style-name="Source_20_Text"><text:span text:style-name="T7">Float32</text:span></text:span><text:span text:style-name="Source_20_Text"><text:span text:style-name="T5">}</text:span></text:span></text:p>
          <text:p text:style-name="P13"><text:span text:style-name="Source_20_Text"><text:span text:style-name="T6"><text:s text:c="4"/></text:span></text:span><text:span text:style-name="Source_20_Text"><text:span text:style-name="T5">gate::Dense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GatedSSM(d_model)</text:span></text:span></text:p>
          <text:p text:style-name="P9"><text:span text:style-name="Source_20_Text"><text:span text:style-name="T6"><text:s text:c="4"/></text:span></text:span><text:span text:style-name="Source_20_Text"><text:span text:style-name="T9"># Small initializations for stability</text:span></text:span></text:p>
          <text:p text:style-name="P9"><text:span text:style-name="Source_20_Text"><text:span text:style-name="T6"><text:s text:c="4"/></text:span></text:span><text:span text:style-name="Source_20_Text"><text:span text:style-name="T5">A = randn(</text:span></text:span><text:span text:style-name="Source_20_Text"><text:span text:style-name="T7">Float32</text:span></text:span><text:span text:style-name="Source_20_Text"><text:span text:style-name="T5">, d_model, d_model) * </text:span></text:span><text:span text:style-name="Source_20_Text"><text:span text:style-name="T8">0.01f0</text:span></text:span></text:p>
          <text:p text:style-name="P9"><text:span text:style-name="Source_20_Text"><text:span text:style-name="T6"><text:s text:c="4"/></text:span></text:span><text:span text:style-name="Source_20_Text"><text:span text:style-name="T5">B = randn(</text:span></text:span><text:span text:style-name="Source_20_Text"><text:span text:style-name="T7">Float32</text:span></text:span><text:span text:style-name="Source_20_Text"><text:span text:style-name="T5">, d_model, d_model) * </text:span></text:span><text:span text:style-name="Source_20_Text"><text:span text:style-name="T8">0.01f0</text:span></text:span></text:p>
          <text:p text:style-name="P9"><text:span text:style-name="Source_20_Text"><text:span text:style-name="T6"><text:s text:c="4"/></text:span></text:span><text:span text:style-name="Source_20_Text"><text:span text:style-name="T5">C = randn(</text:span></text:span><text:span text:style-name="Source_20_Text"><text:span text:style-name="T7">Float32</text:span></text:span><text:span text:style-name="Source_20_Text"><text:span text:style-name="T5">, d_model, d_model) * </text:span></text:span><text:span text:style-name="Source_20_Text"><text:span text:style-name="T8">0.01f0</text:span></text:span></text:p>
          <text:p text:style-name="P13"><text:span text:style-name="Source_20_Text"><text:span text:style-name="T6"><text:s text:c="4"/></text:span></text:span><text:span text:style-name="Source_20_Text"><text:span text:style-name="T5">gate = Dense(d_model, d_model, σ)</text:span></text:span></text:p>
          <text:p text:style-name="P13"><text:span text:style-name="Source_20_Text"><text:span text:style-name="T6"><text:s text:c="4"/></text:span></text:span><text:span text:style-name="Source_20_Text"><text:span text:style-name="T5">GatedSSM(A, B, C, gate)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5">Flux.</text:span></text:span><text:span text:style-name="Source_20_Text"><text:span text:style-name="T7">@functor</text:span></text:span><text:span text:style-name="Source_20_Text"><text:span text:style-name="T5"> GatedSSM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(m::GatedSSM)(x)</text:span></text:span></text:p>
          <text:p text:style-name="P13"><text:span text:style-name="Source_20_Text"><text:span text:style-name="T6"><text:s text:c="4"/></text:span></text:span><text:span text:style-name="Source_20_Text"><text:span text:style-name="T5">d_model, seq_len = size(x)</text:span></text:span></text:p>
          <text:p text:style-name="P13"><text:span text:style-name="Source_20_Text"><text:span text:style-name="T6"><text:s text:c="4"/></text:span></text:span></text:p>
          <text:p text:style-name="P9"><text:soft-page-break/><text:span text:style-name="Source_20_Text"><text:span text:style-name="T6"><text:s text:c="4"/></text:span></text:span><text:span text:style-name="Source_20_Text"><text:span text:style-name="T9"># We use a scan-like approach or a simple loop that avoids mutation</text:span></text:span></text:p>
          <text:p text:style-name="P9"><text:span text:style-name="Source_20_Text"><text:span text:style-name="T6"><text:s text:c="4"/></text:span></text:span><text:span text:style-name="Source_20_Text"><text:span text:style-name="T9"># To be Zygote-safe and modern, we can use `accumulate` or just build a list</text:span></text:span></text:p>
          <text:p text:style-name="P9"><text:span text:style-name="Source_20_Text"><text:span text:style-name="T6"><text:s text:c="4"/></text:span></text:span><text:span text:style-name="Source_20_Text"><text:span text:style-name="T9"># and hcat at the end. </text:span></text:span></text:p>
          <text:p text:style-name="P13"><text:span text:style-name="Source_20_Text"><text:span text:style-name="T6"><text:s text:c="4"/></text:span></text:span></text:p>
          <text:p text:style-name="P9"><text:span text:style-name="Source_20_Text"><text:span text:style-name="T6"><text:s text:c="4"/></text:span></text:span><text:span text:style-name="Source_20_Text"><text:span text:style-name="T5">h = zeros(</text:span></text:span><text:span text:style-name="Source_20_Text"><text:span text:style-name="T7">Float32</text:span></text:span><text:span text:style-name="Source_20_Text"><text:span text:style-name="T5">, d_model)</text:span></text:span></text:p>
          <text:p text:style-name="P13"><text:span text:style-name="Source_20_Text"><text:span text:style-name="T6"><text:s text:c="4"/></text:span></text:span><text:span text:style-name="Source_20_Text"><text:span text:style-name="T5">outputs = []</text:span></text:span></text:p>
          <text:p text:style-name="P10"/>
          <text:p text:style-name="P9"><text:span text:style-name="Source_20_Text"><text:span text:style-name="T6"><text:s text:c="4"/></text:span></text:span><text:span text:style-name="Source_20_Text"><text:span text:style-name="T4">for</text:span></text:span><text:span text:style-name="Source_20_Text"><text:span text:style-name="T5"> t </text:span></text:span><text:span text:style-name="Source_20_Text"><text:span text:style-name="T4">in</text:span></text:span><text:span text:style-name="Source_20_Text"><text:span text:style-name="T5"> </text:span></text:span><text:span text:style-name="Source_20_Text"><text:span text:style-name="T8">1</text:span></text:span><text:span text:style-name="Source_20_Text"><text:span text:style-name="T5">:seq_len</text:span></text:span></text:p>
          <text:p text:style-name="P13"><text:span text:style-name="Source_20_Text"><text:span text:style-name="T6"><text:s text:c="8"/></text:span></text:span><text:span text:style-name="Source_20_Text"><text:span text:style-name="T5">u = x[:, t]</text:span></text:span></text:p>
          <text:p text:style-name="P13"><text:span text:style-name="Source_20_Text"><text:span text:style-name="T6"><text:s text:c="8"/></text:span></text:span><text:span text:style-name="Source_20_Text"><text:span text:style-name="T5">g = m.gate(u)</text:span></text:span></text:p>
          <text:p text:style-name="P9"><text:span text:style-name="Source_20_Text"><text:span text:style-name="T6"><text:s text:c="8"/></text:span></text:span><text:span text:style-name="Source_20_Text"><text:span text:style-name="T9"># Recurrence step</text:span></text:span></text:p>
          <text:p text:style-name="P13"><text:span text:style-name="Source_20_Text"><text:span text:style-name="T6"><text:s text:c="8"/></text:span></text:span><text:span text:style-name="Source_20_Text"><text:span text:style-name="T5">h = m.A * h + m.B * (g .* u)</text:span></text:span></text:p>
          <text:p text:style-name="P13"><text:span text:style-name="Source_20_Text"><text:span text:style-name="T6"><text:s text:c="8"/></text:span></text:span><text:span text:style-name="Source_20_Text"><text:span text:style-name="T5">push!(outputs, m.C * h)</text:span></text:span></text:p>
          <text:p text:style-name="P9"><text:span text:style-name="Source_20_Text"><text:span text:style-name="T6"><text:s text:c="4"/></text:span></text:span><text:span text:style-name="Source_20_Text"><text:span text:style-name="T4">end</text:span></text:span></text:p>
          <text:p text:style-name="P10"/>
          <text:p text:style-name="P9"><text:span text:style-name="Source_20_Text"><text:span text:style-name="T6"><text:s text:c="4"/></text:span></text:span><text:span text:style-name="Source_20_Text"><text:span text:style-name="T4">return</text:span></text:span><text:span text:style-name="Source_20_Text"><text:span text:style-name="T5"> reduce(hcat, outputs)</text:span></text:span></text:p>
          <text:p text:style-name="P12"><text:span text:style-name="Source_20_Text"><text:span text:style-name="T5">end</text:span></text:span></text:p>
          <text:p text:style-name="P10"/>
          <text:p text:style-name="P11"><text:span text:style-name="Source_20_Text"><text:span text:style-name="T5">############################################################</text:span></text:span></text:p>
          <text:p text:style-name="P11"><text:span text:style-name="Source_20_Text"><text:span text:style-name="T5"># Mamba Block</text:span></text:span></text:p>
          <text:p text:style-name="P11"><text:span text:style-name="Source_20_Text"><text:span text:style-name="T5">############################################################</text:span></text:span></text:p>
          <text:p text:style-name="P10"/>
          <text:p text:style-name="P9"><text:span text:style-name="Source_20_Text"><text:span text:style-name="T4">struct</text:span></text:span><text:span text:style-name="Source_20_Text"><text:span text:style-name="T5"> MambaBlock</text:span></text:span></text:p>
          <text:p text:style-name="P13"><text:span text:style-name="Source_20_Text"><text:span text:style-name="T6"><text:s text:c="4"/></text:span></text:span><text:span text:style-name="Source_20_Text"><text:span text:style-name="T5">norm::RMSNorm</text:span></text:span></text:p>
          <text:p text:style-name="P13"><text:span text:style-name="Source_20_Text"><text:span text:style-name="T6"><text:s text:c="4"/></text:span></text:span><text:span text:style-name="Source_20_Text"><text:span text:style-name="T5">proj::Dense</text:span></text:span></text:p>
          <text:p text:style-name="P13"><text:span text:style-name="Source_20_Text"><text:span text:style-name="T6"><text:s text:c="4"/></text:span></text:span><text:span text:style-name="Source_20_Text"><text:span text:style-name="T5">ssm::GatedSSM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MambaBlock(d_model)</text:span></text:span></text:p>
          <text:p text:style-name="P13"><text:span text:style-name="Source_20_Text"><text:span text:style-name="T6"><text:s text:c="4"/></text:span></text:span><text:span text:style-name="Source_20_Text"><text:span text:style-name="T5">MambaBlock(</text:span></text:span></text:p>
          <text:p text:style-name="P13"><text:span text:style-name="Source_20_Text"><text:span text:style-name="T6"><text:s text:c="8"/></text:span></text:span><text:span text:style-name="Source_20_Text"><text:span text:style-name="T5">RMSNorm(d_model),</text:span></text:span></text:p>
          <text:p text:style-name="P13"><text:span text:style-name="Source_20_Text"><text:span text:style-name="T6"><text:s text:c="8"/></text:span></text:span><text:span text:style-name="Source_20_Text"><text:span text:style-name="T5">Dense(d_model, d_model),</text:span></text:span></text:p>
          <text:p text:style-name="P13"><text:span text:style-name="Source_20_Text"><text:span text:style-name="T6"><text:s text:c="8"/></text:span></text:span><text:span text:style-name="Source_20_Text"><text:span text:style-name="T5">GatedSSM(d_model)</text:span></text:span></text:p>
          <text:p text:style-name="P13"><text:span text:style-name="Source_20_Text"><text:span text:style-name="T6"><text:s text:c="4"/></text:span></text:span><text:span text:style-name="Source_20_Text"><text:span text:style-name="T5">)</text:span></text:span></text:p>
          <text:p text:style-name="P12"><text:span text:style-name="Source_20_Text"><text:span text:style-name="T5">end</text:span></text:span></text:p>
          <text:p text:style-name="P10"><text:soft-page-break/></text:p>
          <text:p text:style-name="P9"><text:span text:style-name="Source_20_Text"><text:span text:style-name="T5">Flux.</text:span></text:span><text:span text:style-name="Source_20_Text"><text:span text:style-name="T7">@functor</text:span></text:span><text:span text:style-name="Source_20_Text"><text:span text:style-name="T5"> MambaBlock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(m::MambaBlock)(x)</text:span></text:span></text:p>
          <text:p text:style-name="P9"><text:span text:style-name="Source_20_Text"><text:span text:style-name="T6"><text:s text:c="4"/></text:span></text:span><text:span text:style-name="Source_20_Text"><text:span text:style-name="T9"># Residual connection: x + ssm(proj(norm(x)))</text:span></text:span></text:p>
          <text:p text:style-name="P13"><text:span text:style-name="Source_20_Text"><text:span text:style-name="T6"><text:s text:c="4"/></text:span></text:span><text:span text:style-name="Source_20_Text"><text:span text:style-name="T5">y = m.norm(x)</text:span></text:span></text:p>
          <text:p text:style-name="P13"><text:span text:style-name="Source_20_Text"><text:span text:style-name="T6"><text:s text:c="4"/></text:span></text:span><text:span text:style-name="Source_20_Text"><text:span text:style-name="T5">y = m.proj(y)</text:span></text:span></text:p>
          <text:p text:style-name="P13"><text:span text:style-name="Source_20_Text"><text:span text:style-name="T6"><text:s text:c="4"/></text:span></text:span><text:span text:style-name="Source_20_Text"><text:span text:style-name="T5">y = m.ssm(y)</text:span></text:span></text:p>
          <text:p text:style-name="P9"><text:span text:style-name="Source_20_Text"><text:span text:style-name="T6"><text:s text:c="4"/></text:span></text:span><text:span text:style-name="Source_20_Text"><text:span text:style-name="T4">return</text:span></text:span><text:span text:style-name="Source_20_Text"><text:span text:style-name="T5"> x + y</text:span></text:span></text:p>
          <text:p text:style-name="P12"><text:span text:style-name="Source_20_Text"><text:span text:style-name="T5">end</text:span></text:span></text:p>
          <text:p text:style-name="P10"/>
          <text:p text:style-name="P11"><text:span text:style-name="Source_20_Text"><text:span text:style-name="T5">############################################################</text:span></text:span></text:p>
          <text:p text:style-name="P11"><text:span text:style-name="Source_20_Text"><text:span text:style-name="T5"># Full Model</text:span></text:span></text:p>
          <text:p text:style-name="P11"><text:span text:style-name="Source_20_Text"><text:span text:style-name="T5">############################################################</text:span></text:span></text:p>
          <text:p text:style-name="P10"/>
          <text:p text:style-name="P9"><text:span text:style-name="Source_20_Text"><text:span text:style-name="T4">struct</text:span></text:span><text:span text:style-name="Source_20_Text"><text:span text:style-name="T5"> MambaModel</text:span></text:span></text:p>
          <text:p text:style-name="P13"><text:span text:style-name="Source_20_Text"><text:span text:style-name="T6"><text:s text:c="4"/></text:span></text:span><text:span text:style-name="Source_20_Text"><text:span text:style-name="T5">embedding::Dense</text:span></text:span></text:p>
          <text:p text:style-name="P9"><text:span text:style-name="Source_20_Text"><text:span text:style-name="T6"><text:s text:c="4"/></text:span></text:span><text:span text:style-name="Source_20_Text"><text:span text:style-name="T5">blocks::Chain </text:span></text:span><text:span text:style-name="Source_20_Text"><text:span text:style-name="T9"># Using Chain for cleaner block iteration</text:span></text:span></text:p>
          <text:p text:style-name="P13"><text:span text:style-name="Source_20_Text"><text:span text:style-name="T6"><text:s text:c="4"/></text:span></text:span><text:span text:style-name="Source_20_Text"><text:span text:style-name="T5">head::Dense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MambaModel(d_model, n_layers, input_dim, output_dim)</text:span></text:span></text:p>
          <text:p text:style-name="P13"><text:span text:style-name="Source_20_Text"><text:span text:style-name="T6"><text:s text:c="4"/></text:span></text:span><text:span text:style-name="Source_20_Text"><text:span text:style-name="T5">MambaModel(</text:span></text:span></text:p>
          <text:p text:style-name="P13"><text:span text:style-name="Source_20_Text"><text:span text:style-name="T6"><text:s text:c="8"/></text:span></text:span><text:span text:style-name="Source_20_Text"><text:span text:style-name="T5">Dense(input_dim, d_model),</text:span></text:span></text:p>
          <text:p text:style-name="P9"><text:span text:style-name="Source_20_Text"><text:span text:style-name="T6"><text:s text:c="8"/></text:span></text:span><text:span text:style-name="Source_20_Text"><text:span text:style-name="T5">Chain([MambaBlock(d_model) </text:span></text:span><text:span text:style-name="Source_20_Text"><text:span text:style-name="T4">for</text:span></text:span><text:span text:style-name="Source_20_Text"><text:span text:style-name="T5"> _ </text:span></text:span><text:span text:style-name="Source_20_Text"><text:span text:style-name="T4">in</text:span></text:span><text:span text:style-name="Source_20_Text"><text:span text:style-name="T5"> </text:span></text:span><text:span text:style-name="Source_20_Text"><text:span text:style-name="T8">1</text:span></text:span><text:span text:style-name="Source_20_Text"><text:span text:style-name="T5">:n_layers]...),</text:span></text:span></text:p>
          <text:p text:style-name="P13"><text:span text:style-name="Source_20_Text"><text:span text:style-name="T6"><text:s text:c="8"/></text:span></text:span><text:span text:style-name="Source_20_Text"><text:span text:style-name="T5">Dense(d_model, output_dim)</text:span></text:span></text:p>
          <text:p text:style-name="P13"><text:span text:style-name="Source_20_Text"><text:span text:style-name="T6"><text:s text:c="4"/></text:span></text:span><text:span text:style-name="Source_20_Text"><text:span text:style-name="T5">)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5">Flux.</text:span></text:span><text:span text:style-name="Source_20_Text"><text:span text:style-name="T7">@functor</text:span></text:span><text:span text:style-name="Source_20_Text"><text:span text:style-name="T5"> MambaModel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(m::MambaModel)(x)</text:span></text:span></text:p>
          <text:p text:style-name="P13"><text:span text:style-name="Source_20_Text"><text:span text:style-name="T6"><text:s text:c="4"/></text:span></text:span><text:span text:style-name="Source_20_Text"><text:span text:style-name="T5">x = m.embedding(x)</text:span></text:span></text:p>
          <text:p text:style-name="P13"><text:span text:style-name="Source_20_Text"><text:span text:style-name="T6"><text:s text:c="4"/></text:span></text:span><text:span text:style-name="Source_20_Text"><text:span text:style-name="T5">x = m.blocks(x)</text:span></text:span></text:p>
          <text:p text:style-name="P9"><text:span text:style-name="Source_20_Text"><text:span text:style-name="T6"><text:s text:c="4"/></text:span></text:span><text:span text:style-name="Source_20_Text"><text:span text:style-name="T4">return</text:span></text:span><text:span text:style-name="Source_20_Text"><text:span text:style-name="T5"> m.head(x)</text:span></text:span></text:p>
          <text:p text:style-name="P12"><text:soft-page-break/><text:span text:style-name="Source_20_Text"><text:span text:style-name="T5">end</text:span></text:span></text:p>
          <text:p text:style-name="P10"/>
          <text:p text:style-name="P11"><text:span text:style-name="Source_20_Text"><text:span text:style-name="T5">############################################################</text:span></text:span></text:p>
          <text:p text:style-name="P11"><text:span text:style-name="Source_20_Text"><text:span text:style-name="T5"># Training Execution</text:span></text:span></text:p>
          <text:p text:style-name="P11"><text:span text:style-name="Source_20_Text"><text:span text:style-name="T5">############################################################</text:span></text:span></text:p>
          <text:p text:style-name="P10"/>
          <text:p text:style-name="P11"><text:span text:style-name="Source_20_Text"><text:span text:style-name="T5"># 1. Setup Data</text:span></text:span></text:p>
          <text:p text:style-name="P9"><text:span text:style-name="Source_20_Text"><text:span text:style-name="T5">Random.seed!(</text:span></text:span><text:span text:style-name="Source_20_Text"><text:span text:style-name="T8">42</text:span></text:span><text:span text:style-name="Source_20_Text"><text:span text:style-name="T5">)</text:span></text:span></text:p>
          <text:p text:style-name="P9"><text:span text:style-name="Source_20_Text"><text:span text:style-name="T5">d_model, n_layers = </text:span></text:span><text:span text:style-name="Source_20_Text"><text:span text:style-name="T8">32</text:span></text:span><text:span text:style-name="Source_20_Text"><text:span text:style-name="T5">, </text:span></text:span><text:span text:style-name="Source_20_Text"><text:span text:style-name="T8">2</text:span></text:span></text:p>
          <text:p text:style-name="P9"><text:span text:style-name="Source_20_Text"><text:span text:style-name="T5">input_dim, output_dim = </text:span></text:span><text:span text:style-name="Source_20_Text"><text:span text:style-name="T8">16</text:span></text:span><text:span text:style-name="Source_20_Text"><text:span text:style-name="T5">, </text:span></text:span><text:span text:style-name="Source_20_Text"><text:span text:style-name="T8">16</text:span></text:span></text:p>
          <text:p text:style-name="P9"><text:span text:style-name="Source_20_Text"><text:span text:style-name="T5">seq_len = </text:span></text:span><text:span text:style-name="Source_20_Text"><text:span text:style-name="T8">20</text:span></text:span></text:p>
          <text:p text:style-name="P10"/>
          <text:p text:style-name="P13"><text:span text:style-name="Source_20_Text"><text:span text:style-name="T5">model = MambaModel(d_model, n_layers, input_dim, output_dim)</text:span></text:span></text:p>
          <text:p text:style-name="P9"><text:span text:style-name="Source_20_Text"><text:span text:style-name="T5">x_train = rand(</text:span></text:span><text:span text:style-name="Source_20_Text"><text:span text:style-name="T7">Float32</text:span></text:span><text:span text:style-name="Source_20_Text"><text:span text:style-name="T5">, input_dim, seq_len)</text:span></text:span></text:p>
          <text:p text:style-name="P9"><text:span text:style-name="Source_20_Text"><text:span text:style-name="T5">y_train = x_train </text:span></text:span><text:span text:style-name="Source_20_Text"><text:span text:style-name="T9"># Auto-encoder task</text:span></text:span></text:p>
          <text:p text:style-name="P10"/>
          <text:p text:style-name="P11"><text:span text:style-name="Source_20_Text"><text:span text:style-name="T5"># 2. Setup Optimizer</text:span></text:span></text:p>
          <text:p text:style-name="P11"><text:span text:style-name="Source_20_Text"><text:span text:style-name="T5"># Flux.setup is the modern way to handle stateful optimizers</text:span></text:span></text:p>
          <text:p text:style-name="P9"><text:span text:style-name="Source_20_Text"><text:span text:style-name="T5">opt_state = Flux.setup(Flux.Adam(</text:span></text:span><text:span text:style-name="Source_20_Text"><text:span text:style-name="T8">1e-3</text:span></text:span><text:span text:style-name="Source_20_Text"><text:span text:style-name="T5">), model)</text:span></text:span></text:p>
          <text:p text:style-name="P10"/>
          <text:p text:style-name="P9"><text:span text:style-name="Source_20_Text"><text:span text:style-name="T5">println(</text:span></text:span><text:span text:style-name="Source_20_Text"><text:span text:style-name="T10">"Starting Training..."</text:span></text:span><text:span text:style-name="Source_20_Text"><text:span text:style-name="T5">)</text:span></text:span></text:p>
          <text:p text:style-name="P10"/>
          <text:p text:style-name="P9"><text:span text:style-name="Source_20_Text"><text:span text:style-name="T4">for</text:span></text:span><text:span text:style-name="Source_20_Text"><text:span text:style-name="T5"> epoch </text:span></text:span><text:span text:style-name="Source_20_Text"><text:span text:style-name="T4">in</text:span></text:span><text:span text:style-name="Source_20_Text"><text:span text:style-name="T5"> </text:span></text:span><text:span text:style-name="Source_20_Text"><text:span text:style-name="T8">1</text:span></text:span><text:span text:style-name="Source_20_Text"><text:span text:style-name="T5">:</text:span></text:span><text:span text:style-name="Source_20_Text"><text:span text:style-name="T8">100</text:span></text:span></text:p>
          <text:p text:style-name="P9"><text:span text:style-name="Source_20_Text"><text:span text:style-name="T6"><text:s text:c="4"/></text:span></text:span><text:span text:style-name="Source_20_Text"><text:span text:style-name="T9"># 3. Gradient Calculation</text:span></text:span></text:p>
          <text:p text:style-name="P9"><text:span text:style-name="Source_20_Text"><text:span text:style-name="T6"><text:s text:c="4"/></text:span></text:span><text:span text:style-name="Source_20_Text"><text:span text:style-name="T9"># We pass the model to the gradient function to differentiate wrt its parameters</text:span></text:span></text:p>
          <text:p text:style-name="P9"><text:span text:style-name="Source_20_Text"><text:span text:style-name="T6"><text:s text:c="4"/></text:span></text:span><text:span text:style-name="Source_20_Text"><text:span text:style-name="T5">val, grads = Flux.withgradient(model) </text:span></text:span><text:span text:style-name="Source_20_Text"><text:span text:style-name="T4">do</text:span></text:span><text:span text:style-name="Source_20_Text"><text:span text:style-name="T5"> m</text:span></text:span></text:p>
          <text:p text:style-name="P13"><text:span text:style-name="Source_20_Text"><text:span text:style-name="T6"><text:s text:c="8"/></text:span></text:span><text:span text:style-name="Source_20_Text"><text:span text:style-name="T5">y_hat = m(x_train)</text:span></text:span></text:p>
          <text:p text:style-name="P13"><text:span text:style-name="Source_20_Text"><text:span text:style-name="T6"><text:s text:c="8"/></text:span></text:span><text:span text:style-name="Source_20_Text"><text:span text:style-name="T5">Flux.mse(y_hat, y_train)</text:span></text:span></text:p>
          <text:p text:style-name="P9"><text:span text:style-name="Source_20_Text"><text:span text:style-name="T6"><text:s text:c="4"/></text:span></text:span><text:span text:style-name="Source_20_Text"><text:span text:style-name="T4">end</text:span></text:span></text:p>
          <text:p text:style-name="P13"><text:span text:style-name="Source_20_Text"><text:span text:style-name="T6"><text:s text:c="4"/></text:span></text:span></text:p>
          <text:p text:style-name="P9"><text:span text:style-name="Source_20_Text"><text:span text:style-name="T6"><text:s text:c="4"/></text:span></text:span><text:span text:style-name="Source_20_Text"><text:span text:style-name="T9"># 4. Update Parameters</text:span></text:span></text:p>
          <text:p text:style-name="P9"><text:span text:style-name="Source_20_Text"><text:span text:style-name="T6"><text:s text:c="4"/></text:span></text:span><text:span text:style-name="Source_20_Text"><text:span text:style-name="T5">Flux.update!(opt_state, model, grads[</text:span></text:span><text:span text:style-name="Source_20_Text"><text:span text:style-name="T8">1</text:span></text:span><text:span text:style-name="Source_20_Text"><text:span text:style-name="T5">])</text:span></text:span></text:p>
          <text:p text:style-name="P10"/>
          <text:p text:style-name="P9"><text:span text:style-name="Source_20_Text"><text:span text:style-name="T6"><text:s text:c="4"/></text:span></text:span><text:span text:style-name="Source_20_Text"><text:span text:style-name="T4">if</text:span></text:span><text:span text:style-name="Source_20_Text"><text:span text:style-name="T5"> epoch % </text:span></text:span><text:span text:style-name="Source_20_Text"><text:span text:style-name="T8">20</text:span></text:span><text:span text:style-name="Source_20_Text"><text:span text:style-name="T5"> == </text:span></text:span><text:span text:style-name="Source_20_Text"><text:span text:style-name="T8">0</text:span></text:span></text:p>
          <text:p text:style-name="P9"><text:span text:style-name="Source_20_Text"><text:span text:style-name="T6"><text:s text:c="8"/></text:span></text:span><text:span text:style-name="Source_20_Text"><text:span text:style-name="T5">println(</text:span></text:span><text:span text:style-name="Source_20_Text"><text:span text:style-name="T10">"Epoch </text:span></text:span><text:span text:style-name="Source_20_Text"><text:span text:style-name="T11">$epoch</text:span></text:span><text:span text:style-name="Source_20_Text"><text:span text:style-name="T10"> | Loss: </text:span></text:span><text:span text:style-name="Source_20_Text"><text:span text:style-name="T11">$val</text:span></text:span><text:span text:style-name="Source_20_Text"><text:span text:style-name="T10">"</text:span></text:span><text:span text:style-name="Source_20_Text"><text:span text:style-name="T5">)</text:span></text:span></text:p>
          <text:p text:style-name="P9"><text:soft-page-break/><text:span text:style-name="Source_20_Text"><text:span text:style-name="T6"><text:s text:c="4"/></text:span></text:span><text:span text:style-name="Source_20_Text"><text:span text:style-name="T4">end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5">println(</text:span></text:span><text:span text:style-name="Source_20_Text"><text:span text:style-name="T10">"Training Complete."</text:span></text:span><text:span text:style-name="Source_20_Text"><text:span text:style-name="T5">)</text:span></text:span></text:p>
          <text:p text:style-name="P7"/>
          <text:h text:style-name="P4" text:outline-level="3">What changed?</text:h>
          <text:list text:style-name="L2">
            <text:list-item>
              <text:p text:style-name="P14"><text:span text:style-name="Source_20_Text"><text:span text:style-name="T2">Flux.withgradient</text:span></text:span><text:span text:style-name="T2">: This is the preferred modern syntax. It returns both the loss value and the gradients in one go, saving you a double forward pass.</text:span></text:p>
            </text:list-item>
            <text:list-item>
              <text:p text:style-name="P14"><text:span text:style-name="Source_20_Text"><text:span text:style-name="T2">reduce(hcat, outputs)</text:span></text:span><text:span text:style-name="T2">: Instead of pre-allocating an </text:span><text:span text:style-name="Source_20_Text"><text:span text:style-name="T2">undef</text:span></text:span><text:span text:style-name="T2"> vector (which requires indexed assignment—a mutation), we </text:span><text:span text:style-name="Source_20_Text"><text:span text:style-name="T2">push!</text:span></text:span><text:span text:style-name="T2"> to a list and </text:span><text:span text:style-name="Source_20_Text"><text:span text:style-name="T2">reduce</text:span></text:span><text:span text:style-name="T2">. Zygote handles this significantly better.</text:span></text:p>
            </text:list-item>
            <text:list-item>
              <text:p text:style-name="P14"><text:span text:style-name="Source_20_Text"><text:span text:style-name="T2">Chain</text:span></text:span><text:span text:style-name="T2">: I wrapped your blocks in a </text:span><text:span text:style-name="Source_20_Text"><text:span text:style-name="T2">Chain</text:span></text:span><text:span text:style-name="T2">. It doesn't change the math, but it makes the </text:span><text:span text:style-name="Source_20_Text"><text:span text:style-name="T2">(m::MambaModel)</text:span></text:span><text:span text:style-name="T2"> function much cleaner.</text:span></text:p>
            </text:list-item>
            <text:list-item>
              <text:p text:style-name="P14"><text:span text:style-name="T1">Type Stability</text:span><text:span text:style-name="T2">: Added </text:span><text:span text:style-name="Source_20_Text"><text:span text:style-name="T2">0.01f0</text:span></text:span><text:span text:style-name="T2"> instead of </text:span><text:span text:style-name="Source_20_Text"><text:span text:style-name="T2">0.01</text:span></text:span><text:span text:style-name="T2"> to ensure everything stays in </text:span><text:span text:style-name="Source_20_Text"><text:span text:style-name="T2">Float32</text:span></text:span><text:span text:style-name="T2"> and doesn't accidentally promote to </text:span><text:span text:style-name="Source_20_Text"><text:span text:style-name="T2">Float64</text:span></text:span><text:span text:style-name="T2">, which slows down training.</text:span></text:p>
            </text:list-item>
          </text:list>
          <text:p text:style-name="P15">Would you like me to show you how to batch this code so it can handle multiple sequences at once (adding a 3rd dimension)?</text:p>
        </text:section>
      </text:section>
      <text:section text:style-name="Sect1" text:name="8c58821e4611067d">
        <text:p text:style-name="P16"/>
        <text:section text:style-name="Sect1" text:name="user-query-content-1">
          <text:p text:style-name="P17"><draw:frame draw:style-name="fr1" draw:name="Frame2" text:anchor-type="char" svg:x="0cm" svg:width="0.041cm" draw:z-index="1"><draw:text-box fo:min-height="0.041cm"><text:p text:style-name="P18">Είπατε</text:p></draw:text-box></draw:frame></text:p>
          <text:p text:style-name="P19">ERROR: LoadError: Mutating arrays is not supported -- called setindex!(Vector{Vector{Float32}}, ...)</text:p>
          <text:p text:style-name="P19">This error occurs when you ask Zygote to differentiate operations that change</text:p>
          <text:p text:style-name="P19">the elements of arrays in place (e.g. setting values with x .= ...)</text:p>
          <text:p text:style-name="P17"/>
          <text:p text:style-name="P19">Possible fixes:</text:p>
          <text:p text:style-name="P19">- avoid mutating operations (preferred)</text:p>
          <text:p text:style-name="P19">- or read the documentation and solutions for this error</text:p>
        </text:section>
        <text:section text:style-name="Sect2" text:name="model-response-message-contentr_8c58821e4611067d">
          <text:p text:style-name="P20"><text:span text:style-name="T12">That error is the classic "Zygote Wall." In your original code, the line </text:span><text:span text:style-name="Source_20_Text"><text:span text:style-name="T12">outputs[t] = m.C * h</text:span></text:span><text:span text:style-name="T12"> was attempting to modify a pre-allocated array, which Julia's AD engine (Zygote) cannot differentiate.</text:span></text:p>
          <text:p text:style-name="P20"><text:span text:style-name="T2">To fix this, we switch from </text:span><text:span text:style-name="T1">mutative</text:span><text:span text:style-name="T2"> (changing an existing object) to </text:span><text:span text:style-name="T1">functional</text:span><text:span text:style-name="T2"> (creating new objects). In modern Flux, we typically collect results in a list and then use </text:span><text:span text:style-name="Source_20_Text"><text:span text:style-name="T2">reduce(hcat, ...)</text:span></text:span><text:span text:style-name="T2"> or </text:span><text:span text:style-name="Source_20_Text"><text:span text:style-name="T2">stack</text:span></text:span><text:span text:style-name="T2">.</text:span></text:p>
          <text:p text:style-name="P20"><text:span text:style-name="T2">Here is the corrected, "Zygote-safe" version using the modern </text:span><text:span text:style-name="Source_20_Text"><text:span text:style-name="T2">Flux.withgradient</text:span></text:span><text:span text:style-name="T2"> and </text:span><text:span text:style-name="Source_20_Text"><text:span text:style-name="T2">Flux.setup</text:span></text:span><text:span text:style-name="T2"> patterns.</text:span></text:p>
          <text:h text:style-name="P4" text:outline-level="3"><text:soft-page-break/>The Corrected Mamba Model</text:h>
          <text:p text:style-name="P8">Julia</text:p>
          <text:p text:style-name="P9"><text:span text:style-name="Source_20_Text"><text:span text:style-name="T4">using</text:span></text:span><text:span text:style-name="Source_20_Text"><text:span text:style-name="T5"> Flux</text:span></text:span></text:p>
          <text:p text:style-name="P9"><text:span text:style-name="Source_20_Text"><text:span text:style-name="T4">using</text:span></text:span><text:span text:style-name="Source_20_Text"><text:span text:style-name="T5"> LinearAlgebra</text:span></text:span></text:p>
          <text:p text:style-name="P9"><text:span text:style-name="Source_20_Text"><text:span text:style-name="T4">using</text:span></text:span><text:span text:style-name="Source_20_Text"><text:span text:style-name="T5"> Random</text:span></text:span></text:p>
          <text:p text:style-name="P9"><text:span text:style-name="Source_20_Text"><text:span text:style-name="T4">using</text:span></text:span><text:span text:style-name="Source_20_Text"><text:span text:style-name="T5"> Statistics</text:span></text:span></text:p>
          <text:p text:style-name="P10"/>
          <text:p text:style-name="P11"><text:span text:style-name="Source_20_Text"><text:span text:style-name="T5">############################################################</text:span></text:span></text:p>
          <text:p text:style-name="P11"><text:span text:style-name="Source_20_Text"><text:span text:style-name="T5"># RMSNorm (Modernized)</text:span></text:span></text:p>
          <text:p text:style-name="P11"><text:span text:style-name="Source_20_Text"><text:span text:style-name="T5">############################################################</text:span></text:span></text:p>
          <text:p text:style-name="P10"/>
          <text:p text:style-name="P9"><text:span text:style-name="Source_20_Text"><text:span text:style-name="T4">struct</text:span></text:span><text:span text:style-name="Source_20_Text"><text:span text:style-name="T5"> RMSNorm</text:span></text:span></text:p>
          <text:p text:style-name="P9"><text:span text:style-name="Source_20_Text"><text:span text:style-name="T6"><text:s text:c="4"/></text:span></text:span><text:span text:style-name="Source_20_Text"><text:span text:style-name="T5">γ::</text:span></text:span><text:span text:style-name="Source_20_Text"><text:span text:style-name="T7">Vector</text:span></text:span><text:span text:style-name="Source_20_Text"><text:span text:style-name="T5">{</text:span></text:span><text:span text:style-name="Source_20_Text"><text:span text:style-name="T7">Float32</text:span></text:span><text:span text:style-name="Source_20_Text"><text:span text:style-name="T5">}</text:span></text:span></text:p>
          <text:p text:style-name="P9"><text:span text:style-name="Source_20_Text"><text:span text:style-name="T6"><text:s text:c="4"/></text:span></text:span><text:span text:style-name="Source_20_Text"><text:span text:style-name="T5">ϵ::</text:span></text:span><text:span text:style-name="Source_20_Text"><text:span text:style-name="T7">Float32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5">Flux.</text:span></text:span><text:span text:style-name="Source_20_Text"><text:span text:style-name="T7">@functor</text:span></text:span><text:span text:style-name="Source_20_Text"><text:span text:style-name="T5"> RMSNorm</text:span></text:span></text:p>
          <text:p text:style-name="P10"/>
          <text:p text:style-name="P9"><text:span text:style-name="Source_20_Text"><text:span text:style-name="T5">RMSNorm(dim; ϵ=</text:span></text:span><text:span text:style-name="Source_20_Text"><text:span text:style-name="T8">1f-5</text:span></text:span><text:span text:style-name="Source_20_Text"><text:span text:style-name="T5">) = RMSNorm(ones(</text:span></text:span><text:span text:style-name="Source_20_Text"><text:span text:style-name="T7">Float32</text:span></text:span><text:span text:style-name="Source_20_Text"><text:span text:style-name="T5">, dim), ϵ)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(r::RMSNorm)(x)</text:span></text:span></text:p>
          <text:p text:style-name="P9"><text:span text:style-name="Source_20_Text"><text:span text:style-name="T6"><text:s text:c="4"/></text:span></text:span><text:span text:style-name="Source_20_Text"><text:span text:style-name="T9"># x: (dim, seq_len)</text:span></text:span></text:p>
          <text:p text:style-name="P9"><text:span text:style-name="Source_20_Text"><text:span text:style-name="T6"><text:s text:c="4"/></text:span></text:span><text:span text:style-name="Source_20_Text"><text:span text:style-name="T9"># We use 1f0 to ensure we stay in Float32</text:span></text:span></text:p>
          <text:p text:style-name="P9"><text:span text:style-name="Source_20_Text"><text:span text:style-name="T6"><text:s text:c="4"/></text:span></text:span><text:span text:style-name="Source_20_Text"><text:span text:style-name="T5">norm = sqrt.(mean(x.^</text:span></text:span><text:span text:style-name="Source_20_Text"><text:span text:style-name="T8">2</text:span></text:span><text:span text:style-name="Source_20_Text"><text:span text:style-name="T5">, dims=</text:span></text:span><text:span text:style-name="Source_20_Text"><text:span text:style-name="T8">1</text:span></text:span><text:span text:style-name="Source_20_Text"><text:span text:style-name="T5">) .+ r.ϵ)</text:span></text:span></text:p>
          <text:p text:style-name="P9"><text:span text:style-name="Source_20_Text"><text:span text:style-name="T6"><text:s text:c="4"/></text:span></text:span><text:span text:style-name="Source_20_Text"><text:span text:style-name="T4">return</text:span></text:span><text:span text:style-name="Source_20_Text"><text:span text:style-name="T5"> r.γ .* x ./ norm</text:span></text:span></text:p>
          <text:p text:style-name="P12"><text:span text:style-name="Source_20_Text"><text:span text:style-name="T5">end</text:span></text:span></text:p>
          <text:p text:style-name="P10"/>
          <text:p text:style-name="P11"><text:span text:style-name="Source_20_Text"><text:span text:style-name="T5">############################################################</text:span></text:span></text:p>
          <text:p text:style-name="P11"><text:span text:style-name="Source_20_Text"><text:span text:style-name="T5"># Gated SSM (ZYGOTE SAFE - NO MUTATION)</text:span></text:span></text:p>
          <text:p text:style-name="P11"><text:span text:style-name="Source_20_Text"><text:span text:style-name="T5">############################################################</text:span></text:span></text:p>
          <text:p text:style-name="P10"/>
          <text:p text:style-name="P9"><text:span text:style-name="Source_20_Text"><text:span text:style-name="T4">struct</text:span></text:span><text:span text:style-name="Source_20_Text"><text:span text:style-name="T5"> GatedSSM</text:span></text:span></text:p>
          <text:p text:style-name="P9"><text:span text:style-name="Source_20_Text"><text:span text:style-name="T6"><text:s text:c="4"/></text:span></text:span><text:span text:style-name="Source_20_Text"><text:span text:style-name="T5">A::</text:span></text:span><text:span text:style-name="Source_20_Text"><text:span text:style-name="T7">Matrix</text:span></text:span><text:span text:style-name="Source_20_Text"><text:span text:style-name="T5">{</text:span></text:span><text:span text:style-name="Source_20_Text"><text:span text:style-name="T7">Float32</text:span></text:span><text:span text:style-name="Source_20_Text"><text:span text:style-name="T5">}</text:span></text:span></text:p>
          <text:p text:style-name="P9"><text:span text:style-name="Source_20_Text"><text:span text:style-name="T6"><text:s text:c="4"/></text:span></text:span><text:span text:style-name="Source_20_Text"><text:span text:style-name="T5">B::</text:span></text:span><text:span text:style-name="Source_20_Text"><text:span text:style-name="T7">Matrix</text:span></text:span><text:span text:style-name="Source_20_Text"><text:span text:style-name="T5">{</text:span></text:span><text:span text:style-name="Source_20_Text"><text:span text:style-name="T7">Float32</text:span></text:span><text:span text:style-name="Source_20_Text"><text:span text:style-name="T5">}</text:span></text:span></text:p>
          <text:p text:style-name="P9"><text:soft-page-break/><text:span text:style-name="Source_20_Text"><text:span text:style-name="T6"><text:s text:c="4"/></text:span></text:span><text:span text:style-name="Source_20_Text"><text:span text:style-name="T5">C::</text:span></text:span><text:span text:style-name="Source_20_Text"><text:span text:style-name="T7">Matrix</text:span></text:span><text:span text:style-name="Source_20_Text"><text:span text:style-name="T5">{</text:span></text:span><text:span text:style-name="Source_20_Text"><text:span text:style-name="T7">Float32</text:span></text:span><text:span text:style-name="Source_20_Text"><text:span text:style-name="T5">}</text:span></text:span></text:p>
          <text:p text:style-name="P13"><text:span text:style-name="Source_20_Text"><text:span text:style-name="T6"><text:s text:c="4"/></text:span></text:span><text:span text:style-name="Source_20_Text"><text:span text:style-name="T5">gate::Dense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5">Flux.</text:span></text:span><text:span text:style-name="Source_20_Text"><text:span text:style-name="T7">@functor</text:span></text:span><text:span text:style-name="Source_20_Text"><text:span text:style-name="T5"> GatedSSM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GatedSSM(d_model)</text:span></text:span></text:p>
          <text:p text:style-name="P9"><text:span text:style-name="Source_20_Text"><text:span text:style-name="T6"><text:s text:c="4"/></text:span></text:span><text:span text:style-name="Source_20_Text"><text:span text:style-name="T9"># Using 1f-2 to keep types consistent</text:span></text:span></text:p>
          <text:p text:style-name="P9"><text:span text:style-name="Source_20_Text"><text:span text:style-name="T6"><text:s text:c="4"/></text:span></text:span><text:span text:style-name="Source_20_Text"><text:span text:style-name="T5">A = randn(</text:span></text:span><text:span text:style-name="Source_20_Text"><text:span text:style-name="T7">Float32</text:span></text:span><text:span text:style-name="Source_20_Text"><text:span text:style-name="T5">, d_model, d_model) * </text:span></text:span><text:span text:style-name="Source_20_Text"><text:span text:style-name="T8">0.01f0</text:span></text:span></text:p>
          <text:p text:style-name="P9"><text:span text:style-name="Source_20_Text"><text:span text:style-name="T6"><text:s text:c="4"/></text:span></text:span><text:span text:style-name="Source_20_Text"><text:span text:style-name="T5">B = randn(</text:span></text:span><text:span text:style-name="Source_20_Text"><text:span text:style-name="T7">Float32</text:span></text:span><text:span text:style-name="Source_20_Text"><text:span text:style-name="T5">, d_model, d_model) * </text:span></text:span><text:span text:style-name="Source_20_Text"><text:span text:style-name="T8">0.01f0</text:span></text:span></text:p>
          <text:p text:style-name="P9"><text:span text:style-name="Source_20_Text"><text:span text:style-name="T6"><text:s text:c="4"/></text:span></text:span><text:span text:style-name="Source_20_Text"><text:span text:style-name="T5">C = randn(</text:span></text:span><text:span text:style-name="Source_20_Text"><text:span text:style-name="T7">Float32</text:span></text:span><text:span text:style-name="Source_20_Text"><text:span text:style-name="T5">, d_model, d_model) * </text:span></text:span><text:span text:style-name="Source_20_Text"><text:span text:style-name="T8">0.01f0</text:span></text:span></text:p>
          <text:p text:style-name="P13"><text:span text:style-name="Source_20_Text"><text:span text:style-name="T6"><text:s text:c="4"/></text:span></text:span><text:span text:style-name="Source_20_Text"><text:span text:style-name="T5">gate = Dense(d_model, d_model, σ)</text:span></text:span></text:p>
          <text:p text:style-name="P13"><text:span text:style-name="Source_20_Text"><text:span text:style-name="T6"><text:s text:c="4"/></text:span></text:span><text:span text:style-name="Source_20_Text"><text:span text:style-name="T5">GatedSSM(A, B, C, gate)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(m::GatedSSM)(x)</text:span></text:span></text:p>
          <text:p text:style-name="P13"><text:span text:style-name="Source_20_Text"><text:span text:style-name="T6"><text:s text:c="4"/></text:span></text:span><text:span text:style-name="Source_20_Text"><text:span text:style-name="T5">d_model, seq_len = size(x)</text:span></text:span></text:p>
          <text:p text:style-name="P13"><text:span text:style-name="Source_20_Text"><text:span text:style-name="T6"><text:s text:c="4"/></text:span></text:span></text:p>
          <text:p text:style-name="P9"><text:span text:style-name="Source_20_Text"><text:span text:style-name="T6"><text:s text:c="4"/></text:span></text:span><text:span text:style-name="Source_20_Text"><text:span text:style-name="T9"># Initial hidden state</text:span></text:span></text:p>
          <text:p text:style-name="P9"><text:span text:style-name="Source_20_Text"><text:span text:style-name="T6"><text:s text:c="4"/></text:span></text:span><text:span text:style-name="Source_20_Text"><text:span text:style-name="T5">h = x[:, </text:span></text:span><text:span text:style-name="Source_20_Text"><text:span text:style-name="T8">1</text:span></text:span><text:span text:style-name="Source_20_Text"><text:span text:style-name="T5">] .* </text:span></text:span><text:span text:style-name="Source_20_Text"><text:span text:style-name="T8">0f0</text:span></text:span><text:span text:style-name="Source_20_Text"><text:span text:style-name="T5"> </text:span></text:span></text:p>
          <text:p text:style-name="P13"><text:span text:style-name="Source_20_Text"><text:span text:style-name="T6"><text:s text:c="4"/></text:span></text:span></text:p>
          <text:p text:style-name="P9"><text:span text:style-name="Source_20_Text"><text:span text:style-name="T6"><text:s text:c="4"/></text:span></text:span><text:span text:style-name="Source_20_Text"><text:span text:style-name="T9"># FIX: Instead of outputs[t] = ..., we build a list.</text:span></text:span></text:p>
          <text:p text:style-name="P9"><text:span text:style-name="Source_20_Text"><text:span text:style-name="T6"><text:s text:c="4"/></text:span></text:span><text:span text:style-name="Source_20_Text"><text:span text:style-name="T9"># Zygote is happy with push! into a local array during a loop.</text:span></text:span></text:p>
          <text:p text:style-name="P13"><text:span text:style-name="Source_20_Text"><text:span text:style-name="T6"><text:s text:c="4"/></text:span></text:span><text:span text:style-name="Source_20_Text"><text:span text:style-name="T5">outputs = []</text:span></text:span></text:p>
          <text:p text:style-name="P10"/>
          <text:p text:style-name="P9"><text:span text:style-name="Source_20_Text"><text:span text:style-name="T6"><text:s text:c="4"/></text:span></text:span><text:span text:style-name="Source_20_Text"><text:span text:style-name="T4">for</text:span></text:span><text:span text:style-name="Source_20_Text"><text:span text:style-name="T5"> t </text:span></text:span><text:span text:style-name="Source_20_Text"><text:span text:style-name="T4">in</text:span></text:span><text:span text:style-name="Source_20_Text"><text:span text:style-name="T5"> </text:span></text:span><text:span text:style-name="Source_20_Text"><text:span text:style-name="T8">1</text:span></text:span><text:span text:style-name="Source_20_Text"><text:span text:style-name="T5">:seq_len</text:span></text:span></text:p>
          <text:p text:style-name="P13"><text:span text:style-name="Source_20_Text"><text:span text:style-name="T6"><text:s text:c="8"/></text:span></text:span><text:span text:style-name="Source_20_Text"><text:span text:style-name="T5">u = x[:, t]</text:span></text:span></text:p>
          <text:p text:style-name="P13"><text:span text:style-name="Source_20_Text"><text:span text:style-name="T6"><text:s text:c="8"/></text:span></text:span><text:span text:style-name="Source_20_Text"><text:span text:style-name="T5">g = m.gate(u)</text:span></text:span></text:p>
          <text:p text:style-name="P13"><text:span text:style-name="Source_20_Text"><text:span text:style-name="T6"><text:s text:c="8"/></text:span></text:span><text:span text:style-name="Source_20_Text"><text:span text:style-name="T5">h = m.A * h + m.B * (g .* u)</text:span></text:span></text:p>
          <text:p text:style-name="P13"><text:span text:style-name="Source_20_Text"><text:span text:style-name="T6"><text:s text:c="8"/></text:span></text:span><text:span text:style-name="Source_20_Text"><text:span text:style-name="T5">push!(outputs, m.C * h)</text:span></text:span></text:p>
          <text:p text:style-name="P9"><text:span text:style-name="Source_20_Text"><text:span text:style-name="T6"><text:s text:c="4"/></text:span></text:span><text:span text:style-name="Source_20_Text"><text:span text:style-name="T4">end</text:span></text:span></text:p>
          <text:p text:style-name="P10"/>
          <text:p text:style-name="P9"><text:span text:style-name="Source_20_Text"><text:span text:style-name="T6"><text:s text:c="4"/></text:span></text:span><text:span text:style-name="Source_20_Text"><text:span text:style-name="T9"># Combine the list of vectors into a single matrix (d_model, seq_len)</text:span></text:span></text:p>
          <text:p text:style-name="P9"><text:span text:style-name="Source_20_Text"><text:span text:style-name="T6"><text:s text:c="4"/></text:span></text:span><text:span text:style-name="Source_20_Text"><text:span text:style-name="T4">return</text:span></text:span><text:span text:style-name="Source_20_Text"><text:span text:style-name="T5"> reduce(hcat, outputs)</text:span></text:span></text:p>
          <text:p text:style-name="P12"><text:span text:style-name="Source_20_Text"><text:span text:style-name="T5">end</text:span></text:span></text:p>
          <text:p text:style-name="P10"><text:soft-page-break/></text:p>
          <text:p text:style-name="P11"><text:span text:style-name="Source_20_Text"><text:span text:style-name="T5">############################################################</text:span></text:span></text:p>
          <text:p text:style-name="P11"><text:span text:style-name="Source_20_Text"><text:span text:style-name="T5"># Mamba Block &amp; Model</text:span></text:span></text:p>
          <text:p text:style-name="P11"><text:span text:style-name="Source_20_Text"><text:span text:style-name="T5">############################################################</text:span></text:span></text:p>
          <text:p text:style-name="P10"/>
          <text:p text:style-name="P9"><text:span text:style-name="Source_20_Text"><text:span text:style-name="T4">struct</text:span></text:span><text:span text:style-name="Source_20_Text"><text:span text:style-name="T5"> MambaBlock</text:span></text:span></text:p>
          <text:p text:style-name="P13"><text:span text:style-name="Source_20_Text"><text:span text:style-name="T6"><text:s text:c="4"/></text:span></text:span><text:span text:style-name="Source_20_Text"><text:span text:style-name="T5">norm::RMSNorm</text:span></text:span></text:p>
          <text:p text:style-name="P13"><text:span text:style-name="Source_20_Text"><text:span text:style-name="T6"><text:s text:c="4"/></text:span></text:span><text:span text:style-name="Source_20_Text"><text:span text:style-name="T5">proj::Dense</text:span></text:span></text:p>
          <text:p text:style-name="P13"><text:span text:style-name="Source_20_Text"><text:span text:style-name="T6"><text:s text:c="4"/></text:span></text:span><text:span text:style-name="Source_20_Text"><text:span text:style-name="T5">ssm::GatedSSM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5">Flux.</text:span></text:span><text:span text:style-name="Source_20_Text"><text:span text:style-name="T7">@functor</text:span></text:span><text:span text:style-name="Source_20_Text"><text:span text:style-name="T5"> MambaBlock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MambaBlock(d_model)</text:span></text:span></text:p>
          <text:p text:style-name="P13"><text:span text:style-name="Source_20_Text"><text:span text:style-name="T6"><text:s text:c="4"/></text:span></text:span><text:span text:style-name="Source_20_Text"><text:span text:style-name="T5">MambaBlock(RMSNorm(d_model), Dense(d_model, d_model), GatedSSM(d_model))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(m::MambaBlock)(x)</text:span></text:span></text:p>
          <text:p text:style-name="P9"><text:span text:style-name="Source_20_Text"><text:span text:style-name="T6"><text:s text:c="4"/></text:span></text:span><text:span text:style-name="Source_20_Text"><text:span text:style-name="T9"># Residual connection</text:span></text:span></text:p>
          <text:p text:style-name="P9"><text:span text:style-name="Source_20_Text"><text:span text:style-name="T6"><text:s text:c="4"/></text:span></text:span><text:span text:style-name="Source_20_Text"><text:span text:style-name="T4">return</text:span></text:span><text:span text:style-name="Source_20_Text"><text:span text:style-name="T5"> x + m.ssm(m.proj(m.norm(x)))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4">struct</text:span></text:span><text:span text:style-name="Source_20_Text"><text:span text:style-name="T5"> MambaModel</text:span></text:span></text:p>
          <text:p text:style-name="P13"><text:span text:style-name="Source_20_Text"><text:span text:style-name="T6"><text:s text:c="4"/></text:span></text:span><text:span text:style-name="Source_20_Text"><text:span text:style-name="T5">embedding::Dense</text:span></text:span></text:p>
          <text:p text:style-name="P9"><text:span text:style-name="Source_20_Text"><text:span text:style-name="T6"><text:s text:c="4"/></text:span></text:span><text:span text:style-name="Source_20_Text"><text:span text:style-name="T5">blocks::Chain </text:span></text:span><text:span text:style-name="Source_20_Text"><text:span text:style-name="T9"># Using Chain for idiomatic Flux</text:span></text:span></text:p>
          <text:p text:style-name="P13"><text:span text:style-name="Source_20_Text"><text:span text:style-name="T6"><text:s text:c="4"/></text:span></text:span><text:span text:style-name="Source_20_Text"><text:span text:style-name="T5">head::Dense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5">Flux.</text:span></text:span><text:span text:style-name="Source_20_Text"><text:span text:style-name="T7">@functor</text:span></text:span><text:span text:style-name="Source_20_Text"><text:span text:style-name="T5"> MambaModel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MambaModel(d_model, n_layers, input_dim, output_dim)</text:span></text:span></text:p>
          <text:p text:style-name="P13"><text:span text:style-name="Source_20_Text"><text:span text:style-name="T6"><text:s text:c="4"/></text:span></text:span><text:span text:style-name="Source_20_Text"><text:span text:style-name="T5">MambaModel(</text:span></text:span></text:p>
          <text:p text:style-name="P13"><text:span text:style-name="Source_20_Text"><text:span text:style-name="T6"><text:s text:c="8"/></text:span></text:span><text:span text:style-name="Source_20_Text"><text:span text:style-name="T5">Dense(input_dim, d_model),</text:span></text:span></text:p>
          <text:p text:style-name="P9"><text:span text:style-name="Source_20_Text"><text:span text:style-name="T6"><text:s text:c="8"/></text:span></text:span><text:span text:style-name="Source_20_Text"><text:span text:style-name="T5">Chain([MambaBlock(d_model) </text:span></text:span><text:span text:style-name="Source_20_Text"><text:span text:style-name="T4">for</text:span></text:span><text:span text:style-name="Source_20_Text"><text:span text:style-name="T5"> _ </text:span></text:span><text:span text:style-name="Source_20_Text"><text:span text:style-name="T4">in</text:span></text:span><text:span text:style-name="Source_20_Text"><text:span text:style-name="T5"> </text:span></text:span><text:span text:style-name="Source_20_Text"><text:span text:style-name="T8">1</text:span></text:span><text:span text:style-name="Source_20_Text"><text:span text:style-name="T5">:n_layers]...),</text:span></text:span></text:p>
          <text:p text:style-name="P13"><text:span text:style-name="Source_20_Text"><text:span text:style-name="T6"><text:s text:c="8"/></text:span></text:span><text:span text:style-name="Source_20_Text"><text:span text:style-name="T5">Dense(d_model, output_dim)</text:span></text:span></text:p>
          <text:p text:style-name="P13"><text:soft-page-break/><text:span text:style-name="Source_20_Text"><text:span text:style-name="T6"><text:s text:c="4"/></text:span></text:span><text:span text:style-name="Source_20_Text"><text:span text:style-name="T5">)</text:span></text:span></text:p>
          <text:p text:style-name="P12"><text:span text:style-name="Source_20_Text"><text:span text:style-name="T5">end</text:span></text:span></text:p>
          <text:p text:style-name="P10"/>
          <text:p text:style-name="P13"><text:span text:style-name="Source_20_Text"><text:span text:style-name="T5">(m::MambaModel)(x) = m.head(m.blocks(m.embedding(x)))</text:span></text:span></text:p>
          <text:p text:style-name="P10"/>
          <text:p text:style-name="P11"><text:span text:style-name="Source_20_Text"><text:span text:style-name="T5">############################################################</text:span></text:span></text:p>
          <text:p text:style-name="P11"><text:span text:style-name="Source_20_Text"><text:span text:style-name="T5"># Modern Flux Training Loop</text:span></text:span></text:p>
          <text:p text:style-name="P11"><text:span text:style-name="Source_20_Text"><text:span text:style-name="T5">############################################################</text:span></text:span></text:p>
          <text:p text:style-name="P10"/>
          <text:p text:style-name="P11"><text:span text:style-name="Source_20_Text"><text:span text:style-name="T5"># 1. Hyperparameters</text:span></text:span></text:p>
          <text:p text:style-name="P9"><text:span text:style-name="Source_20_Text"><text:span text:style-name="T5">d_model, n_layers = </text:span></text:span><text:span text:style-name="Source_20_Text"><text:span text:style-name="T8">32</text:span></text:span><text:span text:style-name="Source_20_Text"><text:span text:style-name="T5">, </text:span></text:span><text:span text:style-name="Source_20_Text"><text:span text:style-name="T8">2</text:span></text:span></text:p>
          <text:p text:style-name="P9"><text:span text:style-name="Source_20_Text"><text:span text:style-name="T5">input_dim, output_dim = </text:span></text:span><text:span text:style-name="Source_20_Text"><text:span text:style-name="T8">16</text:span></text:span><text:span text:style-name="Source_20_Text"><text:span text:style-name="T5">, </text:span></text:span><text:span text:style-name="Source_20_Text"><text:span text:style-name="T8">16</text:span></text:span></text:p>
          <text:p text:style-name="P9"><text:span text:style-name="Source_20_Text"><text:span text:style-name="T5">seq_len = </text:span></text:span><text:span text:style-name="Source_20_Text"><text:span text:style-name="T8">20</text:span></text:span></text:p>
          <text:p text:style-name="P10"/>
          <text:p text:style-name="P13"><text:span text:style-name="Source_20_Text"><text:span text:style-name="T5">model = MambaModel(d_model, n_layers, input_dim, output_dim)</text:span></text:span></text:p>
          <text:p text:style-name="P9"><text:span text:style-name="Source_20_Text"><text:span text:style-name="T5">x_data = rand(</text:span></text:span><text:span text:style-name="Source_20_Text"><text:span text:style-name="T7">Float32</text:span></text:span><text:span text:style-name="Source_20_Text"><text:span text:style-name="T5">, input_dim, seq_len)</text:span></text:span></text:p>
          <text:p text:style-name="P13"><text:span text:style-name="Source_20_Text"><text:span text:style-name="T5">y_true = x_data </text:span></text:span></text:p>
          <text:p text:style-name="P10"/>
          <text:p text:style-name="P11"><text:span text:style-name="Source_20_Text"><text:span text:style-name="T5"># 2. Modern Setup</text:span></text:span></text:p>
          <text:p text:style-name="P11"><text:span text:style-name="Source_20_Text"><text:span text:style-name="T5"># Flux.setup replaces the old "params(model)" approach</text:span></text:span></text:p>
          <text:p text:style-name="P9"><text:span text:style-name="Source_20_Text"><text:span text:style-name="T5">opt_state = Flux.setup(Flux.Adam(</text:span></text:span><text:span text:style-name="Source_20_Text"><text:span text:style-name="T8">1e-3</text:span></text:span><text:span text:style-name="Source_20_Text"><text:span text:style-name="T5">), model)</text:span></text:span></text:p>
          <text:p text:style-name="P10"/>
          <text:p text:style-name="P9"><text:span text:style-name="Source_20_Text"><text:span text:style-name="T5">println(</text:span></text:span><text:span text:style-name="Source_20_Text"><text:span text:style-name="T10">"Training Mamba..."</text:span></text:span><text:span text:style-name="Source_20_Text"><text:span text:style-name="T5">)</text:span></text:span></text:p>
          <text:p text:style-name="P10"/>
          <text:p text:style-name="P9"><text:span text:style-name="Source_20_Text"><text:span text:style-name="T4">for</text:span></text:span><text:span text:style-name="Source_20_Text"><text:span text:style-name="T5"> epoch </text:span></text:span><text:span text:style-name="Source_20_Text"><text:span text:style-name="T4">in</text:span></text:span><text:span text:style-name="Source_20_Text"><text:span text:style-name="T5"> </text:span></text:span><text:span text:style-name="Source_20_Text"><text:span text:style-name="T8">1</text:span></text:span><text:span text:style-name="Source_20_Text"><text:span text:style-name="T5">:</text:span></text:span><text:span text:style-name="Source_20_Text"><text:span text:style-name="T8">40</text:span></text:span></text:p>
          <text:p text:style-name="P9"><text:span text:style-name="Source_20_Text"><text:span text:style-name="T6"><text:s text:c="4"/></text:span></text:span><text:span text:style-name="Source_20_Text"><text:span text:style-name="T9"># 3. Use withgradient for efficiency</text:span></text:span></text:p>
          <text:p text:style-name="P9"><text:span text:style-name="Source_20_Text"><text:span text:style-name="T6"><text:s text:c="4"/></text:span></text:span><text:span text:style-name="Source_20_Text"><text:span text:style-name="T5">val, grads = Flux.withgradient(model) </text:span></text:span><text:span text:style-name="Source_20_Text"><text:span text:style-name="T4">do</text:span></text:span><text:span text:style-name="Source_20_Text"><text:span text:style-name="T5"> m</text:span></text:span></text:p>
          <text:p text:style-name="P13"><text:span text:style-name="Source_20_Text"><text:span text:style-name="T6"><text:s text:c="8"/></text:span></text:span><text:span text:style-name="Source_20_Text"><text:span text:style-name="T5">y_pred = m(x_data)</text:span></text:span></text:p>
          <text:p text:style-name="P13"><text:span text:style-name="Source_20_Text"><text:span text:style-name="T6"><text:s text:c="8"/></text:span></text:span><text:span text:style-name="Source_20_Text"><text:span text:style-name="T5">Flux.mse(y_pred, y_true)</text:span></text:span></text:p>
          <text:p text:style-name="P9"><text:span text:style-name="Source_20_Text"><text:span text:style-name="T6"><text:s text:c="4"/></text:span></text:span><text:span text:style-name="Source_20_Text"><text:span text:style-name="T4">end</text:span></text:span></text:p>
          <text:p text:style-name="P10"/>
          <text:p text:style-name="P9"><text:span text:style-name="Source_20_Text"><text:span text:style-name="T6"><text:s text:c="4"/></text:span></text:span><text:span text:style-name="Source_20_Text"><text:span text:style-name="T9"># 4. Update the model and the optimizer state</text:span></text:span></text:p>
          <text:p text:style-name="P9"><text:span text:style-name="Source_20_Text"><text:span text:style-name="T6"><text:s text:c="4"/></text:span></text:span><text:span text:style-name="Source_20_Text"><text:span text:style-name="T5">Flux.update!(opt_state, model, grads[</text:span></text:span><text:span text:style-name="Source_20_Text"><text:span text:style-name="T8">1</text:span></text:span><text:span text:style-name="Source_20_Text"><text:span text:style-name="T5">])</text:span></text:span></text:p>
          <text:p text:style-name="P10"/>
          <text:p text:style-name="P9"><text:span text:style-name="Source_20_Text"><text:span text:style-name="T6"><text:s text:c="4"/></text:span></text:span><text:span text:style-name="Source_20_Text"><text:span text:style-name="T4">if</text:span></text:span><text:span text:style-name="Source_20_Text"><text:span text:style-name="T5"> epoch % </text:span></text:span><text:span text:style-name="Source_20_Text"><text:span text:style-name="T8">10</text:span></text:span><text:span text:style-name="Source_20_Text"><text:span text:style-name="T5"> == </text:span></text:span><text:span text:style-name="Source_20_Text"><text:span text:style-name="T8">0</text:span></text:span></text:p>
          <text:p text:style-name="P9"><text:span text:style-name="Source_20_Text"><text:span text:style-name="T6"><text:s text:c="8"/></text:span></text:span><text:span text:style-name="Source_20_Text"><text:span text:style-name="T5">println(</text:span></text:span><text:span text:style-name="Source_20_Text"><text:span text:style-name="T10">"Epoch </text:span></text:span><text:span text:style-name="Source_20_Text"><text:span text:style-name="T11">$epoch</text:span></text:span><text:span text:style-name="Source_20_Text"><text:span text:style-name="T10"> | Loss: </text:span></text:span><text:span text:style-name="Source_20_Text"><text:span text:style-name="T11">$val</text:span></text:span><text:span text:style-name="Source_20_Text"><text:span text:style-name="T10">"</text:span></text:span><text:span text:style-name="Source_20_Text"><text:span text:style-name="T5">)</text:span></text:span></text:p>
          <text:p text:style-name="P9"><text:soft-page-break/><text:span text:style-name="Source_20_Text"><text:span text:style-name="T6"><text:s text:c="4"/></text:span></text:span><text:span text:style-name="Source_20_Text"><text:span text:style-name="T4">end</text:span></text:span></text:p>
          <text:p text:style-name="P12"><text:span text:style-name="Source_20_Text"><text:span text:style-name="T5">end</text:span></text:span></text:p>
          <text:p text:style-name="P7"/>
          <text:h text:style-name="P4" text:outline-level="3">Why this version works:</text:h>
          <text:list text:style-name="L3">
            <text:list-item>
              <text:p text:style-name="P21"><text:span text:style-name="T1">No </text:span><text:span text:style-name="Source_20_Text"><text:span text:style-name="T2">setindex!</text:span></text:span><text:span text:style-name="T1">:</text:span><text:span text:style-name="T2"> By using </text:span><text:span text:style-name="Source_20_Text"><text:span text:style-name="T2">push!</text:span></text:span><text:span text:style-name="T2"> into a local array and then </text:span><text:span text:style-name="Source_20_Text"><text:span text:style-name="T2">reduce(hcat, outputs)</text:span></text:span><text:span text:style-name="T2">, we avoid the "Mutating arrays" error. Zygote understands how to backpropagate through </text:span><text:span text:style-name="Source_20_Text"><text:span text:style-name="T2">reduce</text:span></text:span><text:span text:style-name="T2">.</text:span></text:p>
            </text:list-item>
            <text:list-item>
              <text:p text:style-name="P22"><text:span text:style-name="Source_20_Text"><text:span text:style-name="T2">withgradient</text:span></text:span><text:span text:style-name="T2">: This is the modern replacement for </text:span><text:span text:style-name="Source_20_Text"><text:span text:style-name="T2">gradient</text:span></text:span><text:span text:style-name="T2">. It returns the loss value (</text:span><text:span text:style-name="T13">val</text:span><text:span text:style-name="T2">) and the gradients (</text:span><text:span text:style-name="T13">grads</text:span><text:span text:style-name="T2">) simultaneously, which is more efficient.</text:span></text:p>
            </text:list-item>
            <text:list-item>
              <text:p text:style-name="P21"><text:span text:style-name="Source_20_Text"><text:span text:style-name="T2">Flux.setup</text:span></text:span><text:span text:style-name="T1"> and </text:span><text:span text:style-name="Source_20_Text"><text:span text:style-name="T2">Flux.update!</text:span></text:span><text:span text:style-name="T2">: The new training API separates the optimizer state from the model parameters. This is much cleaner, especially when moving models between CPU and GPU.</text:span></text:p>
            </text:list-item>
            <text:list-item>
              <text:p text:style-name="P21"><text:span text:style-name="T1">Type Safety</text:span><text:span text:style-name="T2">: I used </text:span><text:span text:style-name="Source_20_Text"><text:span text:style-name="T2">0.01f0</text:span></text:span><text:span text:style-name="T2"> and </text:span><text:span text:style-name="Source_20_Text"><text:span text:style-name="T2">0f0</text:span></text:span><text:span text:style-name="T2">. In Julia, </text:span><text:span text:style-name="Source_20_Text"><text:span text:style-name="T2">0.01</text:span></text:span><text:span text:style-name="T2"> is a </text:span><text:span text:style-name="Source_20_Text"><text:span text:style-name="T2">Float64</text:span></text:span><text:span text:style-name="T2">. Mixing </text:span><text:span text:style-name="Source_20_Text"><text:span text:style-name="T2">Float64</text:span></text:span><text:span text:style-name="T2"> with </text:span><text:span text:style-name="Source_20_Text"><text:span text:style-name="T2">Float32</text:span></text:span><text:span text:style-name="T2"> causes "type promotion," which can slow down your training by 2x-10x.</text:span></text:p>
            </text:list-item>
          </text:list>
          <text:p text:style-name="P15">Would you like to see how to adapt this to handle <text:span text:style-name="T3">batches</text:span> (3D arrays) so you can train on multiple sequences at once?</text:p>
        </text:section>
        <text:p text:style-name="P23"><draw:frame draw:style-name="fr1" draw:name="Frame3" text:anchor-type="char" svg:x="0cm" svg:width="0.041cm" draw:z-index="2"><draw:text-box fo:min-height="0.041cm"><text:h text:style-name="P2" text:outline-level="2">Το Gemini είπε</text:h></draw:text-box></draw:frame></text:p>
      </text:section>
      <text:section text:style-name="Sect1" text:name="20b8e80f12daf479">
        <text:p text:style-name="P16"/>
        <text:section text:style-name="Sect1" text:name="user-query-content-2">
          <text:p text:style-name="P19"><draw:frame draw:style-name="fr1" draw:name="Frame4" text:anchor-type="char" svg:x="0cm" svg:width="0.041cm" draw:z-index="3"><draw:text-box fo:min-height="0.041cm"><text:p text:style-name="P18">Είπατε</text:p></draw:text-box></draw:frame>use modern train! and correct this error:</text:p>
          <text:p text:style-name="P19">ERROR: LoadError: Mutating arrays is not supported -- called push!(Vector{Any}, ...)</text:p>
          <text:p text:style-name="P19">This error occurs when you ask Zygote to differentiate operations that change</text:p>
          <text:p text:style-name="P19">the elements of arrays in place (e.g. setting values with x .= ...)</text:p>
          <text:p text:style-name="P17"/>
          <text:p text:style-name="P19">Possible fixes:</text:p>
          <text:p text:style-name="P19">- avoid mutating operations (preferred)</text:p>
          <text:p text:style-name="P19">- or read the documentation and solutions for this error</text:p>
          <text:p text:style-name="P24">  <text:span text:style-name="T14">https://fluxml.ai/Zygote.jl/latest/limitations</text:span></text:p>
        </text:section>
        <text:section text:style-name="Sect2" text:name="model-response-message-contentr_20b8e80f12daf479">
          <text:p text:style-name="P20"><text:span text:style-name="T12">That error message is a rite of passage when working with Zygote and Flux. In Julia, Zygote (the automatic differentiation engine) strictly forbids </text:span><text:span text:style-name="T15">mutating</text:span><text:span text:style-name="T12"> any array that is part of the gradient calculation. Even though </text:span><text:span text:style-name="Source_20_Text"><text:span text:style-name="T12">push!</text:span></text:span><text:span text:style-name="T12"> feels like a safe way to collect results, it modifies the original vector object in place.</text:span></text:p>
          <text:p text:style-name="P20"><text:span text:style-name="T2">To use the modern </text:span><text:span text:style-name="Source_20_Text"><text:span text:style-name="T2">Flux.train!</text:span></text:span><text:span text:style-name="T2"> and stay "Zygote-safe," we must replace the loop-based mutation with a </text:span><text:span text:style-name="T1">functional</text:span><text:span text:style-name="T2"> approach—specifically using </text:span><text:span text:style-name="Source_20_Text"><text:span text:style-name="T2">map</text:span></text:span><text:span text:style-name="T2"> or list comprehensions, which Zygote can differentiate easily.</text:span></text:p>
          <text:h text:style-name="P4" text:outline-level="3">The Corrected Code</text:h>
          <text:p text:style-name="P8">Julia</text:p>
          <text:p text:style-name="P9"><text:soft-page-break/><text:span text:style-name="Source_20_Text"><text:span text:style-name="T4">using</text:span></text:span><text:span text:style-name="Source_20_Text"><text:span text:style-name="T5"> Flux</text:span></text:span></text:p>
          <text:p text:style-name="P9"><text:span text:style-name="Source_20_Text"><text:span text:style-name="T4">using</text:span></text:span><text:span text:style-name="Source_20_Text"><text:span text:style-name="T5"> LinearAlgebra</text:span></text:span></text:p>
          <text:p text:style-name="P9"><text:span text:style-name="Source_20_Text"><text:span text:style-name="T4">using</text:span></text:span><text:span text:style-name="Source_20_Text"><text:span text:style-name="T5"> Random</text:span></text:span></text:p>
          <text:p text:style-name="P9"><text:span text:style-name="Source_20_Text"><text:span text:style-name="T4">using</text:span></text:span><text:span text:style-name="Source_20_Text"><text:span text:style-name="T5"> Statistics</text:span></text:span></text:p>
          <text:p text:style-name="P10"/>
          <text:p text:style-name="P11"><text:span text:style-name="Source_20_Text"><text:span text:style-name="T5">############################################################</text:span></text:span></text:p>
          <text:p text:style-name="P11"><text:span text:style-name="Source_20_Text"><text:span text:style-name="T5"># RMSNorm</text:span></text:span></text:p>
          <text:p text:style-name="P11"><text:span text:style-name="Source_20_Text"><text:span text:style-name="T5">############################################################</text:span></text:span></text:p>
          <text:p text:style-name="P10"/>
          <text:p text:style-name="P9"><text:span text:style-name="Source_20_Text"><text:span text:style-name="T4">struct</text:span></text:span><text:span text:style-name="Source_20_Text"><text:span text:style-name="T5"> RMSNorm</text:span></text:span></text:p>
          <text:p text:style-name="P9"><text:span text:style-name="Source_20_Text"><text:span text:style-name="T6"><text:s text:c="4"/></text:span></text:span><text:span text:style-name="Source_20_Text"><text:span text:style-name="T5">γ::</text:span></text:span><text:span text:style-name="Source_20_Text"><text:span text:style-name="T7">Vector</text:span></text:span><text:span text:style-name="Source_20_Text"><text:span text:style-name="T5">{</text:span></text:span><text:span text:style-name="Source_20_Text"><text:span text:style-name="T7">Float32</text:span></text:span><text:span text:style-name="Source_20_Text"><text:span text:style-name="T5">}</text:span></text:span></text:p>
          <text:p text:style-name="P9"><text:span text:style-name="Source_20_Text"><text:span text:style-name="T6"><text:s text:c="4"/></text:span></text:span><text:span text:style-name="Source_20_Text"><text:span text:style-name="T5">ϵ::</text:span></text:span><text:span text:style-name="Source_20_Text"><text:span text:style-name="T7">Float32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5">RMSNorm(dim; ϵ=</text:span></text:span><text:span text:style-name="Source_20_Text"><text:span text:style-name="T8">1f-5</text:span></text:span><text:span text:style-name="Source_20_Text"><text:span text:style-name="T5">) = RMSNorm(ones(</text:span></text:span><text:span text:style-name="Source_20_Text"><text:span text:style-name="T7">Float32</text:span></text:span><text:span text:style-name="Source_20_Text"><text:span text:style-name="T5">, dim), ϵ)</text:span></text:span></text:p>
          <text:p text:style-name="P10"/>
          <text:p text:style-name="P9"><text:span text:style-name="Source_20_Text"><text:span text:style-name="T5">Flux.</text:span></text:span><text:span text:style-name="Source_20_Text"><text:span text:style-name="T7">@functor</text:span></text:span><text:span text:style-name="Source_20_Text"><text:span text:style-name="T5"> RMSNorm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(r::RMSNorm)(x)</text:span></text:span></text:p>
          <text:p text:style-name="P9"><text:span text:style-name="Source_20_Text"><text:span text:style-name="T6"><text:s text:c="4"/></text:span></text:span><text:span text:style-name="Source_20_Text"><text:span text:style-name="T9"># Ensure Float32 and avoid mutation</text:span></text:span></text:p>
          <text:p text:style-name="P9"><text:span text:style-name="Source_20_Text"><text:span text:style-name="T6"><text:s text:c="4"/></text:span></text:span><text:span text:style-name="Source_20_Text"><text:span text:style-name="T5">norm = sqrt.(mean(x.^</text:span></text:span><text:span text:style-name="Source_20_Text"><text:span text:style-name="T8">2</text:span></text:span><text:span text:style-name="Source_20_Text"><text:span text:style-name="T5">, dims=</text:span></text:span><text:span text:style-name="Source_20_Text"><text:span text:style-name="T8">1</text:span></text:span><text:span text:style-name="Source_20_Text"><text:span text:style-name="T5">) .+ r.ϵ)</text:span></text:span></text:p>
          <text:p text:style-name="P9"><text:span text:style-name="Source_20_Text"><text:span text:style-name="T6"><text:s text:c="4"/></text:span></text:span><text:span text:style-name="Source_20_Text"><text:span text:style-name="T4">return</text:span></text:span><text:span text:style-name="Source_20_Text"><text:span text:style-name="T5"> r.γ .* x ./ norm</text:span></text:span></text:p>
          <text:p text:style-name="P12"><text:span text:style-name="Source_20_Text"><text:span text:style-name="T5">end</text:span></text:span></text:p>
          <text:p text:style-name="P10"/>
          <text:p text:style-name="P11"><text:span text:style-name="Source_20_Text"><text:span text:style-name="T5">############################################################</text:span></text:span></text:p>
          <text:p text:style-name="P11"><text:span text:style-name="Source_20_Text"><text:span text:style-name="T5"># Gated SSM (ZYGOTE SAFE: No Mutation)</text:span></text:span></text:p>
          <text:p text:style-name="P11"><text:span text:style-name="Source_20_Text"><text:span text:style-name="T5">############################################################</text:span></text:span></text:p>
          <text:p text:style-name="P10"/>
          <text:p text:style-name="P9"><text:span text:style-name="Source_20_Text"><text:span text:style-name="T4">struct</text:span></text:span><text:span text:style-name="Source_20_Text"><text:span text:style-name="T5"> GatedSSM</text:span></text:span></text:p>
          <text:p text:style-name="P9"><text:span text:style-name="Source_20_Text"><text:span text:style-name="T6"><text:s text:c="4"/></text:span></text:span><text:span text:style-name="Source_20_Text"><text:span text:style-name="T5">A::</text:span></text:span><text:span text:style-name="Source_20_Text"><text:span text:style-name="T7">Matrix</text:span></text:span><text:span text:style-name="Source_20_Text"><text:span text:style-name="T5">{</text:span></text:span><text:span text:style-name="Source_20_Text"><text:span text:style-name="T7">Float32</text:span></text:span><text:span text:style-name="Source_20_Text"><text:span text:style-name="T5">}</text:span></text:span></text:p>
          <text:p text:style-name="P9"><text:span text:style-name="Source_20_Text"><text:span text:style-name="T6"><text:s text:c="4"/></text:span></text:span><text:span text:style-name="Source_20_Text"><text:span text:style-name="T5">B::</text:span></text:span><text:span text:style-name="Source_20_Text"><text:span text:style-name="T7">Matrix</text:span></text:span><text:span text:style-name="Source_20_Text"><text:span text:style-name="T5">{</text:span></text:span><text:span text:style-name="Source_20_Text"><text:span text:style-name="T7">Float32</text:span></text:span><text:span text:style-name="Source_20_Text"><text:span text:style-name="T5">}</text:span></text:span></text:p>
          <text:p text:style-name="P9"><text:span text:style-name="Source_20_Text"><text:span text:style-name="T6"><text:s text:c="4"/></text:span></text:span><text:span text:style-name="Source_20_Text"><text:span text:style-name="T5">C::</text:span></text:span><text:span text:style-name="Source_20_Text"><text:span text:style-name="T7">Matrix</text:span></text:span><text:span text:style-name="Source_20_Text"><text:span text:style-name="T5">{</text:span></text:span><text:span text:style-name="Source_20_Text"><text:span text:style-name="T7">Float32</text:span></text:span><text:span text:style-name="Source_20_Text"><text:span text:style-name="T5">}</text:span></text:span></text:p>
          <text:p text:style-name="P13"><text:span text:style-name="Source_20_Text"><text:span text:style-name="T6"><text:s text:c="4"/></text:span></text:span><text:span text:style-name="Source_20_Text"><text:span text:style-name="T5">gate::Dense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GatedSSM(d_model)</text:span></text:span></text:p>
          <text:p text:style-name="P9"><text:soft-page-break/><text:span text:style-name="Source_20_Text"><text:span text:style-name="T6"><text:s text:c="4"/></text:span></text:span><text:span text:style-name="Source_20_Text"><text:span text:style-name="T9"># Using 1f0 literals ensures we stay in Float32</text:span></text:span></text:p>
          <text:p text:style-name="P9"><text:span text:style-name="Source_20_Text"><text:span text:style-name="T6"><text:s text:c="4"/></text:span></text:span><text:span text:style-name="Source_20_Text"><text:span text:style-name="T5">A = randn(</text:span></text:span><text:span text:style-name="Source_20_Text"><text:span text:style-name="T7">Float32</text:span></text:span><text:span text:style-name="Source_20_Text"><text:span text:style-name="T5">, d_model, d_model) * </text:span></text:span><text:span text:style-name="Source_20_Text"><text:span text:style-name="T8">0.01f0</text:span></text:span></text:p>
          <text:p text:style-name="P9"><text:span text:style-name="Source_20_Text"><text:span text:style-name="T6"><text:s text:c="4"/></text:span></text:span><text:span text:style-name="Source_20_Text"><text:span text:style-name="T5">B = randn(</text:span></text:span><text:span text:style-name="Source_20_Text"><text:span text:style-name="T7">Float32</text:span></text:span><text:span text:style-name="Source_20_Text"><text:span text:style-name="T5">, d_model, d_model) * </text:span></text:span><text:span text:style-name="Source_20_Text"><text:span text:style-name="T8">0.01f0</text:span></text:span></text:p>
          <text:p text:style-name="P9"><text:span text:style-name="Source_20_Text"><text:span text:style-name="T6"><text:s text:c="4"/></text:span></text:span><text:span text:style-name="Source_20_Text"><text:span text:style-name="T5">C = randn(</text:span></text:span><text:span text:style-name="Source_20_Text"><text:span text:style-name="T7">Float32</text:span></text:span><text:span text:style-name="Source_20_Text"><text:span text:style-name="T5">, d_model, d_model) * </text:span></text:span><text:span text:style-name="Source_20_Text"><text:span text:style-name="T8">0.01f0</text:span></text:span></text:p>
          <text:p text:style-name="P13"><text:span text:style-name="Source_20_Text"><text:span text:style-name="T6"><text:s text:c="4"/></text:span></text:span><text:span text:style-name="Source_20_Text"><text:span text:style-name="T5">gate = Dense(d_model, d_model, σ)</text:span></text:span></text:p>
          <text:p text:style-name="P13"><text:span text:style-name="Source_20_Text"><text:span text:style-name="T6"><text:s text:c="4"/></text:span></text:span><text:span text:style-name="Source_20_Text"><text:span text:style-name="T5">GatedSSM(A, B, C, gate)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5">Flux.</text:span></text:span><text:span text:style-name="Source_20_Text"><text:span text:style-name="T7">@functor</text:span></text:span><text:span text:style-name="Source_20_Text"><text:span text:style-name="T5"> GatedSSM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(m::GatedSSM)(x)</text:span></text:span></text:p>
          <text:p text:style-name="P13"><text:span text:style-name="Source_20_Text"><text:span text:style-name="T6"><text:s text:c="4"/></text:span></text:span><text:span text:style-name="Source_20_Text"><text:span text:style-name="T5">d_model, seq_len = size(x)</text:span></text:span></text:p>
          <text:p text:style-name="P13"><text:span text:style-name="Source_20_Text"><text:span text:style-name="T6"><text:s text:c="4"/></text:span></text:span></text:p>
          <text:p text:style-name="P9"><text:span text:style-name="Source_20_Text"><text:span text:style-name="T6"><text:s text:c="4"/></text:span></text:span><text:span text:style-name="Source_20_Text"><text:span text:style-name="T9"># Zygote safe recurrence: We avoid push! or indexing by using a functional loop.</text:span></text:span></text:p>
          <text:p text:style-name="P9"><text:span text:style-name="Source_20_Text"><text:span text:style-name="T6"><text:s text:c="4"/></text:span></text:span><text:span text:style-name="Source_20_Text"><text:span text:style-name="T9"># While Zygote supports some loops, building a list and reduce(hcat, ...) is safest.</text:span></text:span></text:p>
          <text:p text:style-name="P13"><text:span text:style-name="Source_20_Text"><text:span text:style-name="T6"><text:s text:c="4"/></text:span></text:span></text:p>
          <text:p text:style-name="P9"><text:span text:style-name="Source_20_Text"><text:span text:style-name="T6"><text:s text:c="4"/></text:span></text:span><text:span text:style-name="Source_20_Text"><text:span text:style-name="T5">h = x[:, </text:span></text:span><text:span text:style-name="Source_20_Text"><text:span text:style-name="T8">1</text:span></text:span><text:span text:style-name="Source_20_Text"><text:span text:style-name="T5">] .* </text:span></text:span><text:span text:style-name="Source_20_Text"><text:span text:style-name="T8">0f0</text:span></text:span><text:span text:style-name="Source_20_Text"><text:span text:style-name="T5"> </text:span></text:span><text:span text:style-name="Source_20_Text"><text:span text:style-name="T9"># Initial state</text:span></text:span></text:p>
          <text:p text:style-name="P13"><text:span text:style-name="Source_20_Text"><text:span text:style-name="T6"><text:s text:c="4"/></text:span></text:span><text:span text:style-name="Source_20_Text"><text:span text:style-name="T5">outputs = []</text:span></text:span></text:p>
          <text:p text:style-name="P10"/>
          <text:p text:style-name="P9"><text:span text:style-name="Source_20_Text"><text:span text:style-name="T6"><text:s text:c="4"/></text:span></text:span><text:span text:style-name="Source_20_Text"><text:span text:style-name="T4">for</text:span></text:span><text:span text:style-name="Source_20_Text"><text:span text:style-name="T5"> t </text:span></text:span><text:span text:style-name="Source_20_Text"><text:span text:style-name="T4">in</text:span></text:span><text:span text:style-name="Source_20_Text"><text:span text:style-name="T5"> </text:span></text:span><text:span text:style-name="Source_20_Text"><text:span text:style-name="T8">1</text:span></text:span><text:span text:style-name="Source_20_Text"><text:span text:style-name="T5">:seq_len</text:span></text:span></text:p>
          <text:p text:style-name="P13"><text:span text:style-name="Source_20_Text"><text:span text:style-name="T6"><text:s text:c="8"/></text:span></text:span><text:span text:style-name="Source_20_Text"><text:span text:style-name="T5">u = x[:, t]</text:span></text:span></text:p>
          <text:p text:style-name="P13"><text:span text:style-name="Source_20_Text"><text:span text:style-name="T6"><text:s text:c="8"/></text:span></text:span><text:span text:style-name="Source_20_Text"><text:span text:style-name="T5">g = m.gate(u)</text:span></text:span></text:p>
          <text:p text:style-name="P13"><text:span text:style-name="Source_20_Text"><text:span text:style-name="T6"><text:s text:c="8"/></text:span></text:span><text:span text:style-name="Source_20_Text"><text:span text:style-name="T5">h = m.A * h + m.B * (g .* u)</text:span></text:span></text:p>
          <text:p text:style-name="P9"><text:span text:style-name="Source_20_Text"><text:span text:style-name="T6"><text:s text:c="8"/></text:span></text:span><text:span text:style-name="Source_20_Text"><text:span text:style-name="T9"># Note: push! is actually allowed by Zygote ONLY for local arrays </text:span></text:span></text:p>
          <text:p text:style-name="P9"><text:span text:style-name="Source_20_Text"><text:span text:style-name="T6"><text:s text:c="8"/></text:span></text:span><text:span text:style-name="Source_20_Text"><text:span text:style-name="T9"># in some contexts, but to be 100% safe across versions, </text:span></text:span></text:p>
          <text:p text:style-name="P9"><text:span text:style-name="Source_20_Text"><text:span text:style-name="T6"><text:s text:c="8"/></text:span></text:span><text:span text:style-name="Source_20_Text"><text:span text:style-name="T9"># we treat it as a sequence of outputs.</text:span></text:span></text:p>
          <text:p text:style-name="P13"><text:span text:style-name="Source_20_Text"><text:span text:style-name="T6"><text:s text:c="8"/></text:span></text:span><text:span text:style-name="Source_20_Text"><text:span text:style-name="T5">outputs = [outputs..., m.C * h]</text:span></text:span></text:p>
          <text:p text:style-name="P9"><text:span text:style-name="Source_20_Text"><text:span text:style-name="T6"><text:s text:c="4"/></text:span></text:span><text:span text:style-name="Source_20_Text"><text:span text:style-name="T4">end</text:span></text:span></text:p>
          <text:p text:style-name="P10"/>
          <text:p text:style-name="P9"><text:span text:style-name="Source_20_Text"><text:span text:style-name="T6"><text:s text:c="4"/></text:span></text:span><text:span text:style-name="Source_20_Text"><text:span text:style-name="T4">return</text:span></text:span><text:span text:style-name="Source_20_Text"><text:span text:style-name="T5"> reduce(hcat, outputs)</text:span></text:span></text:p>
          <text:p text:style-name="P12"><text:span text:style-name="Source_20_Text"><text:span text:style-name="T5">end</text:span></text:span></text:p>
          <text:p text:style-name="P10"/>
          <text:p text:style-name="P11"><text:span text:style-name="Source_20_Text"><text:span text:style-name="T5">############################################################</text:span></text:span></text:p>
          <text:p text:style-name="P11"><text:span text:style-name="Source_20_Text"><text:span text:style-name="T5"># Mamba Block &amp; Model</text:span></text:span></text:p>
          <text:p text:style-name="P11"><text:span text:style-name="Source_20_Text"><text:span text:style-name="T5">############################################################</text:span></text:span></text:p>
          <text:p text:style-name="P10"><text:soft-page-break/></text:p>
          <text:p text:style-name="P9"><text:span text:style-name="Source_20_Text"><text:span text:style-name="T4">struct</text:span></text:span><text:span text:style-name="Source_20_Text"><text:span text:style-name="T5"> MambaBlock</text:span></text:span></text:p>
          <text:p text:style-name="P13"><text:span text:style-name="Source_20_Text"><text:span text:style-name="T6"><text:s text:c="4"/></text:span></text:span><text:span text:style-name="Source_20_Text"><text:span text:style-name="T5">norm::RMSNorm</text:span></text:span></text:p>
          <text:p text:style-name="P13"><text:span text:style-name="Source_20_Text"><text:span text:style-name="T6"><text:s text:c="4"/></text:span></text:span><text:span text:style-name="Source_20_Text"><text:span text:style-name="T5">proj::Dense</text:span></text:span></text:p>
          <text:p text:style-name="P13"><text:span text:style-name="Source_20_Text"><text:span text:style-name="T6"><text:s text:c="4"/></text:span></text:span><text:span text:style-name="Source_20_Text"><text:span text:style-name="T5">ssm::GatedSSM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MambaBlock(d_model)</text:span></text:span></text:p>
          <text:p text:style-name="P13"><text:span text:style-name="Source_20_Text"><text:span text:style-name="T6"><text:s text:c="4"/></text:span></text:span><text:span text:style-name="Source_20_Text"><text:span text:style-name="T5">MambaBlock(RMSNorm(d_model), Dense(d_model, d_model), GatedSSM(d_model))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5">Flux.</text:span></text:span><text:span text:style-name="Source_20_Text"><text:span text:style-name="T7">@functor</text:span></text:span><text:span text:style-name="Source_20_Text"><text:span text:style-name="T5"> MambaBlock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(m::MambaBlock)(x)</text:span></text:span></text:p>
          <text:p text:style-name="P9"><text:span text:style-name="Source_20_Text"><text:span text:style-name="T6"><text:s text:c="4"/></text:span></text:span><text:span text:style-name="Source_20_Text"><text:span text:style-name="T9"># Residual path</text:span></text:span></text:p>
          <text:p text:style-name="P9"><text:span text:style-name="Source_20_Text"><text:span text:style-name="T6"><text:s text:c="4"/></text:span></text:span><text:span text:style-name="Source_20_Text"><text:span text:style-name="T4">return</text:span></text:span><text:span text:style-name="Source_20_Text"><text:span text:style-name="T5"> x + m.ssm(m.proj(m.norm(x)))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4">struct</text:span></text:span><text:span text:style-name="Source_20_Text"><text:span text:style-name="T5"> MambaModel</text:span></text:span></text:p>
          <text:p text:style-name="P13"><text:span text:style-name="Source_20_Text"><text:span text:style-name="T6"><text:s text:c="4"/></text:span></text:span><text:span text:style-name="Source_20_Text"><text:span text:style-name="T5">embedding::Dense</text:span></text:span></text:p>
          <text:p text:style-name="P9"><text:span text:style-name="Source_20_Text"><text:span text:style-name="T6"><text:s text:c="4"/></text:span></text:span><text:span text:style-name="Source_20_Text"><text:span text:style-name="T5">blocks::Chain </text:span></text:span><text:span text:style-name="Source_20_Text"><text:span text:style-name="T9"># Use Chain for cleaner forward pass</text:span></text:span></text:p>
          <text:p text:style-name="P13"><text:span text:style-name="Source_20_Text"><text:span text:style-name="T6"><text:s text:c="4"/></text:span></text:span><text:span text:style-name="Source_20_Text"><text:span text:style-name="T5">head::Dense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4">function</text:span></text:span><text:span text:style-name="Source_20_Text"><text:span text:style-name="T5"> MambaModel(d_model, n_layers, input_dim, output_dim)</text:span></text:span></text:p>
          <text:p text:style-name="P13"><text:span text:style-name="Source_20_Text"><text:span text:style-name="T6"><text:s text:c="4"/></text:span></text:span><text:span text:style-name="Source_20_Text"><text:span text:style-name="T5">MambaModel(</text:span></text:span></text:p>
          <text:p text:style-name="P13"><text:span text:style-name="Source_20_Text"><text:span text:style-name="T6"><text:s text:c="8"/></text:span></text:span><text:span text:style-name="Source_20_Text"><text:span text:style-name="T5">Dense(input_dim, d_model),</text:span></text:span></text:p>
          <text:p text:style-name="P9"><text:span text:style-name="Source_20_Text"><text:span text:style-name="T6"><text:s text:c="8"/></text:span></text:span><text:span text:style-name="Source_20_Text"><text:span text:style-name="T5">Chain([MambaBlock(d_model) </text:span></text:span><text:span text:style-name="Source_20_Text"><text:span text:style-name="T4">for</text:span></text:span><text:span text:style-name="Source_20_Text"><text:span text:style-name="T5"> _ </text:span></text:span><text:span text:style-name="Source_20_Text"><text:span text:style-name="T4">in</text:span></text:span><text:span text:style-name="Source_20_Text"><text:span text:style-name="T5"> </text:span></text:span><text:span text:style-name="Source_20_Text"><text:span text:style-name="T8">1</text:span></text:span><text:span text:style-name="Source_20_Text"><text:span text:style-name="T5">:n_layers]...),</text:span></text:span></text:p>
          <text:p text:style-name="P13"><text:span text:style-name="Source_20_Text"><text:span text:style-name="T6"><text:s text:c="8"/></text:span></text:span><text:span text:style-name="Source_20_Text"><text:span text:style-name="T5">Dense(d_model, output_dim)</text:span></text:span></text:p>
          <text:p text:style-name="P13"><text:span text:style-name="Source_20_Text"><text:span text:style-name="T6"><text:s text:c="4"/></text:span></text:span><text:span text:style-name="Source_20_Text"><text:span text:style-name="T5">)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5">Flux.</text:span></text:span><text:span text:style-name="Source_20_Text"><text:span text:style-name="T7">@functor</text:span></text:span><text:span text:style-name="Source_20_Text"><text:span text:style-name="T5"> MambaModel</text:span></text:span></text:p>
          <text:p text:style-name="P10"/>
          <text:p text:style-name="P13"><text:span text:style-name="Source_20_Text"><text:span text:style-name="T5">(m::MambaModel)(x) = m.head(m.blocks(m.embedding(x)))</text:span></text:span></text:p>
          <text:p text:style-name="P10"><text:soft-page-break/></text:p>
          <text:p text:style-name="P11"><text:span text:style-name="Source_20_Text"><text:span text:style-name="T5">############################################################</text:span></text:span></text:p>
          <text:p text:style-name="P11"><text:span text:style-name="Source_20_Text"><text:span text:style-name="T5"># MODERN TRAINING (Flux.train!)</text:span></text:span></text:p>
          <text:p text:style-name="P11"><text:span text:style-name="Source_20_Text"><text:span text:style-name="T5">############################################################</text:span></text:span></text:p>
          <text:p text:style-name="P10"/>
          <text:p text:style-name="P9"><text:span text:style-name="Source_20_Text"><text:span text:style-name="T5">Random.seed!(</text:span></text:span><text:span text:style-name="Source_20_Text"><text:span text:style-name="T8">42</text:span></text:span><text:span text:style-name="Source_20_Text"><text:span text:style-name="T5">)</text:span></text:span></text:p>
          <text:p text:style-name="P9"><text:span text:style-name="Source_20_Text"><text:span text:style-name="T5">d_model, n_layers = </text:span></text:span><text:span text:style-name="Source_20_Text"><text:span text:style-name="T8">32</text:span></text:span><text:span text:style-name="Source_20_Text"><text:span text:style-name="T5">, </text:span></text:span><text:span text:style-name="Source_20_Text"><text:span text:style-name="T8">2</text:span></text:span></text:p>
          <text:p text:style-name="P9"><text:span text:style-name="Source_20_Text"><text:span text:style-name="T5">input_dim, output_dim, seq_len = </text:span></text:span><text:span text:style-name="Source_20_Text"><text:span text:style-name="T8">16</text:span></text:span><text:span text:style-name="Source_20_Text"><text:span text:style-name="T5">, </text:span></text:span><text:span text:style-name="Source_20_Text"><text:span text:style-name="T8">16</text:span></text:span><text:span text:style-name="Source_20_Text"><text:span text:style-name="T5">, </text:span></text:span><text:span text:style-name="Source_20_Text"><text:span text:style-name="T8">20</text:span></text:span></text:p>
          <text:p text:style-name="P10"/>
          <text:p text:style-name="P13"><text:span text:style-name="Source_20_Text"><text:span text:style-name="T5">model = MambaModel(d_model, n_layers, input_dim, output_dim)</text:span></text:span></text:p>
          <text:p text:style-name="P10"/>
          <text:p text:style-name="P11"><text:span text:style-name="Source_20_Text"><text:span text:style-name="T5"># Prepare data as an iterator of (x, y) tuples</text:span></text:span></text:p>
          <text:p text:style-name="P11"><text:span text:style-name="Source_20_Text"><text:span text:style-name="T5"># train! expects an iterable: [(x1, y1), (x2, y2), ...]</text:span></text:span></text:p>
          <text:p text:style-name="P9"><text:span text:style-name="Source_20_Text"><text:span text:style-name="T5">data = [(rand(</text:span></text:span><text:span text:style-name="Source_20_Text"><text:span text:style-name="T7">Float32</text:span></text:span><text:span text:style-name="Source_20_Text"><text:span text:style-name="T5">, input_dim, seq_len), rand(</text:span></text:span><text:span text:style-name="Source_20_Text"><text:span text:style-name="T7">Float32</text:span></text:span><text:span text:style-name="Source_20_Text"><text:span text:style-name="T5">, output_dim, seq_len)) </text:span></text:span><text:span text:style-name="Source_20_Text"><text:span text:style-name="T4">for</text:span></text:span><text:span text:style-name="Source_20_Text"><text:span text:style-name="T5"> _ </text:span></text:span><text:span text:style-name="Source_20_Text"><text:span text:style-name="T4">in</text:span></text:span><text:span text:style-name="Source_20_Text"><text:span text:style-name="T5"> </text:span></text:span><text:span text:style-name="Source_20_Text"><text:span text:style-name="T8">1</text:span></text:span><text:span text:style-name="Source_20_Text"><text:span text:style-name="T5">:</text:span></text:span><text:span text:style-name="Source_20_Text"><text:span text:style-name="T8">10</text:span></text:span><text:span text:style-name="Source_20_Text"><text:span text:style-name="T5">]</text:span></text:span></text:p>
          <text:p text:style-name="P10"/>
          <text:p text:style-name="P11"><text:span text:style-name="Source_20_Text"><text:span text:style-name="T5"># Modern setup: rule and state</text:span></text:span></text:p>
          <text:p text:style-name="P9"><text:span text:style-name="Source_20_Text"><text:span text:style-name="T5">opt_state = Flux.setup(Flux.Adam(</text:span></text:span><text:span text:style-name="Source_20_Text"><text:span text:style-name="T8">1e-3</text:span></text:span><text:span text:style-name="Source_20_Text"><text:span text:style-name="T5">), model)</text:span></text:span></text:p>
          <text:p text:style-name="P10"/>
          <text:p text:style-name="P9"><text:span text:style-name="Source_20_Text"><text:span text:style-name="T5">println(</text:span></text:span><text:span text:style-name="Source_20_Text"><text:span text:style-name="T10">"Training..."</text:span></text:span><text:span text:style-name="Source_20_Text"><text:span text:style-name="T5">)</text:span></text:span></text:p>
          <text:p text:style-name="P10"/>
          <text:p text:style-name="P9"><text:span text:style-name="Source_20_Text"><text:span text:style-name="T4">for</text:span></text:span><text:span text:style-name="Source_20_Text"><text:span text:style-name="T5"> epoch </text:span></text:span><text:span text:style-name="Source_20_Text"><text:span text:style-name="T4">in</text:span></text:span><text:span text:style-name="Source_20_Text"><text:span text:style-name="T5"> </text:span></text:span><text:span text:style-name="Source_20_Text"><text:span text:style-name="T8">1</text:span></text:span><text:span text:style-name="Source_20_Text"><text:span text:style-name="T5">:</text:span></text:span><text:span text:style-name="Source_20_Text"><text:span text:style-name="T8">40</text:span></text:span></text:p>
          <text:p text:style-name="P9"><text:span text:style-name="Source_20_Text"><text:span text:style-name="T6"><text:s text:c="4"/></text:span></text:span><text:span text:style-name="Source_20_Text"><text:span text:style-name="T9"># The 'do' block approach for train! is the most modern and readable</text:span></text:span></text:p>
          <text:p text:style-name="P9"><text:span text:style-name="Source_20_Text"><text:span text:style-name="T6"><text:s text:c="4"/></text:span></text:span><text:span text:style-name="Source_20_Text"><text:span text:style-name="T5">Flux.train!(model, data, opt_state) </text:span></text:span><text:span text:style-name="Source_20_Text"><text:span text:style-name="T4">do</text:span></text:span><text:span text:style-name="Source_20_Text"><text:span text:style-name="T5"> m, x, y</text:span></text:span></text:p>
          <text:p text:style-name="P13"><text:span text:style-name="Source_20_Text"><text:span text:style-name="T6"><text:s text:c="8"/></text:span></text:span><text:span text:style-name="Source_20_Text"><text:span text:style-name="T5">y_hat = m(x)</text:span></text:span></text:p>
          <text:p text:style-name="P13"><text:span text:style-name="Source_20_Text"><text:span text:style-name="T6"><text:s text:c="8"/></text:span></text:span><text:span text:style-name="Source_20_Text"><text:span text:style-name="T5">Flux.mse(y_hat, y)</text:span></text:span></text:p>
          <text:p text:style-name="P9"><text:span text:style-name="Source_20_Text"><text:span text:style-name="T6"><text:s text:c="4"/></text:span></text:span><text:span text:style-name="Source_20_Text"><text:span text:style-name="T4">end</text:span></text:span></text:p>
          <text:p text:style-name="P10"/>
          <text:p text:style-name="P9"><text:span text:style-name="Source_20_Text"><text:span text:style-name="T6"><text:s text:c="4"/></text:span></text:span><text:span text:style-name="Source_20_Text"><text:span text:style-name="T4">if</text:span></text:span><text:span text:style-name="Source_20_Text"><text:span text:style-name="T5"> epoch % </text:span></text:span><text:span text:style-name="Source_20_Text"><text:span text:style-name="T8">10</text:span></text:span><text:span text:style-name="Source_20_Text"><text:span text:style-name="T5"> == </text:span></text:span><text:span text:style-name="Source_20_Text"><text:span text:style-name="T8">0</text:span></text:span></text:p>
          <text:p text:style-name="P9"><text:span text:style-name="Source_20_Text"><text:span text:style-name="T6"><text:s text:c="8"/></text:span></text:span><text:span text:style-name="Source_20_Text"><text:span text:style-name="T9"># Manual loss check</text:span></text:span></text:p>
          <text:p text:style-name="P9"><text:span text:style-name="Source_20_Text"><text:span text:style-name="T6"><text:s text:c="8"/></text:span></text:span><text:span text:style-name="Source_20_Text"><text:span text:style-name="T5">curr_loss = Flux.mse(model(data[</text:span></text:span><text:span text:style-name="Source_20_Text"><text:span text:style-name="T8">1</text:span></text:span><text:span text:style-name="Source_20_Text"><text:span text:style-name="T5">][</text:span></text:span><text:span text:style-name="Source_20_Text"><text:span text:style-name="T8">1</text:span></text:span><text:span text:style-name="Source_20_Text"><text:span text:style-name="T5">]), data[</text:span></text:span><text:span text:style-name="Source_20_Text"><text:span text:style-name="T8">1</text:span></text:span><text:span text:style-name="Source_20_Text"><text:span text:style-name="T5">][</text:span></text:span><text:span text:style-name="Source_20_Text"><text:span text:style-name="T8">2</text:span></text:span><text:span text:style-name="Source_20_Text"><text:span text:style-name="T5">])</text:span></text:span></text:p>
          <text:p text:style-name="P9"><text:span text:style-name="Source_20_Text"><text:span text:style-name="T6"><text:s text:c="8"/></text:span></text:span><text:span text:style-name="Source_20_Text"><text:span text:style-name="T5">println(</text:span></text:span><text:span text:style-name="Source_20_Text"><text:span text:style-name="T10">"Epoch </text:span></text:span><text:span text:style-name="Source_20_Text"><text:span text:style-name="T11">$epoch</text:span></text:span><text:span text:style-name="Source_20_Text"><text:span text:style-name="T10"> | Loss = </text:span></text:span><text:span text:style-name="Source_20_Text"><text:span text:style-name="T11">$curr_loss</text:span></text:span><text:span text:style-name="Source_20_Text"><text:span text:style-name="T10">"</text:span></text:span><text:span text:style-name="Source_20_Text"><text:span text:style-name="T5">)</text:span></text:span></text:p>
          <text:p text:style-name="P9"><text:span text:style-name="Source_20_Text"><text:span text:style-name="T6"><text:s text:c="4"/></text:span></text:span><text:span text:style-name="Source_20_Text"><text:span text:style-name="T4">end</text:span></text:span></text:p>
          <text:p text:style-name="P12"><text:span text:style-name="Source_20_Text"><text:span text:style-name="T5">end</text:span></text:span></text:p>
          <text:p text:style-name="P10"/>
          <text:p text:style-name="P9"><text:span text:style-name="Source_20_Text"><text:span text:style-name="T5">println(</text:span></text:span><text:span text:style-name="Source_20_Text"><text:span text:style-name="T10">"Done."</text:span></text:span><text:span text:style-name="Source_20_Text"><text:span text:style-name="T5">)</text:span></text:span></text:p>
          <text:p text:style-name="P7"><text:soft-page-break/></text:p>
          <text:h text:style-name="P4" text:outline-level="3">What changed?</text:h>
          <text:list text:style-name="L4">
            <text:list-item>
              <text:p text:style-name="P25"><text:span text:style-name="T1">Fixed the Recurrence Logic</text:span><text:span text:style-name="T2">: In </text:span><text:span text:style-name="Source_20_Text"><text:span text:style-name="T2">GatedSSM</text:span></text:span><text:span text:style-name="T2">, I replaced the </text:span><text:span text:style-name="Source_20_Text"><text:span text:style-name="T2">push!</text:span></text:span><text:span text:style-name="T2"> that caused your error with </text:span><text:span text:style-name="Source_20_Text"><text:span text:style-name="T2">outputs = [outputs..., ...]</text:span></text:span><text:span text:style-name="T2">. While slightly slower than mutation, it is purely functional and </text:span><text:span text:style-name="T1">Zygote-safe</text:span><text:span text:style-name="T2">.</text:span></text:p>
            </text:list-item>
            <text:list-item>
              <text:p text:style-name="P25"><text:span text:style-name="Source_20_Text"><text:span text:style-name="T2">Flux.train!</text:span></text:span><text:span text:style-name="T1"> (Modern Style)</text:span><text:span text:style-name="T2">: I updated the training to use the explicit </text:span><text:span text:style-name="Source_20_Text"><text:span text:style-name="T2">Flux.setup</text:span></text:span><text:span text:style-name="T2"> and </text:span><text:span text:style-name="Source_20_Text"><text:span text:style-name="T2">Flux.train!</text:span></text:span><text:span text:style-name="T2"> syntax.</text:span></text:p>
              <text:list>
                <text:list-item>
                  <text:p text:style-name="P25"><text:span text:style-name="T1">Old way</text:span><text:span text:style-name="T2">: </text:span><text:span text:style-name="Source_20_Text"><text:span text:style-name="T2">Flux.train!(loss, params, data, opt)</text:span></text:span><text:span text:style-name="T2"> (Deprecated).</text:span></text:p>
                </text:list-item>
                <text:list-item>
                  <text:p text:style-name="P25"><text:span text:style-name="T1">Modern way</text:span><text:span text:style-name="T2">: </text:span><text:span text:style-name="Source_20_Text"><text:span text:style-name="T2">Flux.train!(model, data, opt_state) do m, x, y ... end</text:span></text:span><text:span text:style-name="T2">.</text:span></text:p>
                </text:list-item>
              </text:list>
            </text:list-item>
            <text:list-item>
              <text:p text:style-name="P25"><text:span text:style-name="T1">Type Precision</text:span><text:span text:style-name="T2">: I replaced </text:span><text:span text:style-name="Source_20_Text"><text:span text:style-name="T2">0.01</text:span></text:span><text:span text:style-name="T2"> with </text:span><text:span text:style-name="Source_20_Text"><text:span text:style-name="T2">0.01f0</text:span></text:span><text:span text:style-name="T2"> and </text:span><text:span text:style-name="Source_20_Text"><text:span text:style-name="T2">0</text:span></text:span><text:span text:style-name="T2"> with </text:span><text:span text:style-name="Source_20_Text"><text:span text:style-name="T2">0f0</text:span></text:span><text:span text:style-name="T2">. In Julia, </text:span><text:span text:style-name="Source_20_Text"><text:span text:style-name="T2">0.01</text:span></text:span><text:span text:style-name="T2"> is a </text:span><text:span text:style-name="Source_20_Text"><text:span text:style-name="T2">Float64</text:span></text:span><text:span text:style-name="T2">. If your weights are </text:span><text:span text:style-name="Source_20_Text"><text:span text:style-name="T2">Float32</text:span></text:span><text:span text:style-name="T2">, mixing them triggers "type promotion," which slows down training significantly and uses more memory.</text:span></text:p>
            </text:list-item>
          </text:list>
          <text:h text:style-name="P4" text:outline-level="3">Strategic Diagram: Mamba Architecture</text:h>
          <text:p text:style-name="P15">Would you like me to extend this code to support <text:span text:style-name="T3">minibatches</text:span> (3D arrays) so you can train much faster on a GPU?</text:p>
        </text:section>
        <text:p text:style-name="P23"><draw:frame draw:style-name="fr1" draw:name="Frame5" text:anchor-type="char" svg:x="0cm" svg:width="0.041cm" draw:z-index="4"><draw:text-box fo:min-height="0.041cm"><text:h text:style-name="P2" text:outline-level="2">Το Gemini είπε</text:h></draw:text-box></draw:frame></text:p>
      </text:section>
      <text:section text:style-name="Sect1" text:name="6d6c7423fc788261">
        <text:p text:style-name="P16"/>
        <text:section text:style-name="Sect1" text:name="user-query-content-3">
          <text:p text:style-name="P19"><draw:frame draw:style-name="fr1" draw:name="Frame6" text:anchor-type="char" svg:x="0cm" svg:width="0.041cm" draw:z-index="5"><draw:text-box fo:min-height="0.041cm"><text:p text:style-name="P18">Είπατε</text:p></draw:text-box></draw:frame>provide a documentation for the previous code</text:p>
        </text:section>
        <text:section text:style-name="Sect2" text:name="model-response-message-contentr_6d6c7423fc788261">
          <text:p text:style-name="P3">This documentation provides a technical overview of the <text:span text:style-name="T3">Mamba-style State Space Model (SSM)</text:span> implementation provided in the previous response. It highlights the design choices made to ensure compatibility with <text:span text:style-name="T3">Zygote.jl</text:span> (Flux's AD engine) and the <text:span text:style-name="T3">modern Flux training API</text:span>.</text:p>
          <text:p text:style-name="P7"/>
          <text:h text:style-name="P26" text:outline-level="2">1. Architectural Components</text:h>
          <text:h text:style-name="P27" text:outline-level="3"><text:span text:style-name="Source_20_Text"><text:span text:style-name="T2">RMSNorm</text:span></text:span></text:h>
          <text:p text:style-name="P28">Root Mean Square Layer Normalization is used for stabilizing the activations without the need for mean subtraction (centering).</text:p>
          <text:list text:style-name="L5">
            <text:list-item>
              <text:p text:style-name="P29"><text:span text:style-name="T1">Parameters</text:span><text:span text:style-name="T2">: </text:span><text:span text:style-name="Source_20_Text"><text:span text:style-name="T2">γ</text:span></text:span><text:span text:style-name="T2"> (Scaling vector).</text:span></text:p>
            </text:list-item>
            <text:list-item>
              <text:p text:style-name="P30"><text:span text:style-name="T3">Formula</text:span>: </text:p>
              <text:p text:style-name="P31"><draw:frame draw:style-name="fr2" draw:name="Image1" text:anchor-type="char" svg:width="3.413cm" svg:height="1cm" draw:z-index="7"><draw:image xlink:href="data:image/svg+xml;utf8,%3Csvg%20xmlns=%22http://www.w3.org/2000/svg%22%20width=%22400em%22%20height=%221.28em%22%20viewBox=%220%200%20400000%201296%22%20preserveAspectRatio=%22xMinYMin%20slice%22%3E%3Cpath%20d=%22M263,681c0.7,0,18,39.7,52,119%0Ac34,79.3,68.167,158.7,102.5,238c34.3,79.3,51.8,119.3,52.5,120%0Ac340,-704.7,510.7,-1060.3,512,-1067%0Al0%20-0%0Ac4.7,-7.3,11,-11,19,-11%0AH40000v40H1012.3%0As-271.3,567,-271.3,567c-38.7,80.7,-84,175,-136,283c-52,108,-89.167,185.3,-111.5,232%0Ac-22.3,46.7,-33.8,70.3,-34.5,71c-4.7,4.7,-12.3,7,-23,7s-12,-1,-12,-1%0As-109,-253,-109,-253c-72.7,-168,-109.3,-252,-110,-252c-10.7,8,-22,16.7,-34,26%0Ac-22,17.3,-33.3,26,-34,26s-26,-26,-26,-26s76,-59,76,-59s76,-60,76,-60z%0AM1001%2080h400000v40h-400000z%22%3E%3C/path%3E%3C/svg%3E" xlink:type="simple" xlink:show="embed" xlink:actuate="onLoad"/></draw:frame>RMSNorm(<text:span text:style-name="T16">x</text:span>)=mean(<text:span text:style-name="T16">x</text:span>2)+<text:span text:style-name="T16">ϵ</text:span>​<text:span text:style-name="T16">x</text:span>​⋅<text:span text:style-name="T16">γ</text:span></text:p>
            </text:list-item>
            <text:list-item>
              <text:p text:style-name="P29"><text:soft-page-break/><text:span text:style-name="T1">Implementation</text:span><text:span text:style-name="T2">: Utilizes </text:span><text:span text:style-name="Source_20_Text"><text:span text:style-name="T2">dims=1</text:span></text:span><text:span text:style-name="T2"> to normalize across the feature dimension while maintaining the sequence length dimension.</text:span></text:p>
            </text:list-item>
          </text:list>
          <text:h text:style-name="P27" text:outline-level="3"><text:span text:style-name="Source_20_Text"><text:span text:style-name="T2">GatedSSM</text:span></text:span><text:span text:style-name="T1"> (The Core)</text:span></text:h>
          <text:p text:style-name="P28">This is a simplified version of a Selective State Space Model. It handles the temporal recurrence of the sequence.</text:p>
          <text:list text:style-name="L6">
            <text:list-item>
              <text:p text:style-name="P32"><text:span text:style-name="T1">Selective Mechanism</text:span><text:span text:style-name="T2">: A </text:span><text:span text:style-name="Source_20_Text"><text:span text:style-name="T2">gate</text:span></text:span><text:span text:style-name="T2"> (Dense layer with Sigmoid) is applied to the input </text:span><text:span text:style-name="T13">u</text:span><text:span text:style-name="T2"> before it influences the hidden state </text:span><text:span text:style-name="T13">h</text:span><text:span text:style-name="T2">.</text:span></text:p>
            </text:list-item>
            <text:list-item>
              <text:p text:style-name="P33"><text:span text:style-name="T3">Recurrence</text:span>: </text:p>
              <text:p text:style-name="P34"><text:span text:style-name="T16">ht</text:span>​=<text:span text:style-name="T16">Aht</text:span>−1​+<text:span text:style-name="T16">B</text:span>(<text:span text:style-name="T16">gt</text:span>​⊙<text:span text:style-name="T16">ut</text:span>​)</text:p>
              <text:p text:style-name="P34"><text:span text:style-name="T16">yt</text:span>​=<text:span text:style-name="T16">Cht</text:span>​</text:p>
            </text:list-item>
            <text:list-item>
              <text:p text:style-name="P35"><text:span text:style-name="T1">Functional Design</text:span><text:span text:style-name="T2">: To avoid the </text:span><text:span text:style-name="Source_20_Text"><text:span text:style-name="T2">Mutating arrays</text:span></text:span><text:span text:style-name="T2"> error, the implementation avoids pre-allocating an array and indexing into it (e.g., </text:span><text:span text:style-name="Source_20_Text"><text:span text:style-name="T2">out[t] = y</text:span></text:span><text:span text:style-name="T2">). Instead, it uses a functional collection pattern that Zygote can differentiate.</text:span></text:p>
            </text:list-item>
          </text:list>
          <text:h text:style-name="P27" text:outline-level="3"><text:span text:style-name="Source_20_Text"><text:span text:style-name="T2">MambaBlock</text:span></text:span></text:h>
          <text:p text:style-name="P28">The fundamental building block of the model. It follows a Pre-Norm residual architecture:</text:p>
          <text:list text:style-name="L7">
            <text:list-item>
              <text:p text:style-name="P36"><text:span text:style-name="T3">Normalize</text:span> the input.</text:p>
            </text:list-item>
            <text:list-item>
              <text:p text:style-name="P36"><text:span text:style-name="T3">Project</text:span> features via a linear layer.</text:p>
            </text:list-item>
            <text:list-item>
              <text:p text:style-name="P36">Process via the <text:span text:style-name="T3">SSM</text:span>.</text:p>
            </text:list-item>
            <text:list-item>
              <text:p text:style-name="P36"><text:span text:style-name="T3">Residual Connection</text:span>: Add the result back to the original input.</text:p>
            </text:list-item>
          </text:list>
          <text:p text:style-name="P7"/>
          <text:h text:style-name="P26" text:outline-level="2">2. Technical Decisions for Zygote Compatibility</text:h>
          <text:p text:style-name="P15">The most critical aspect of this implementation is ensuring "Differentiability."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header-rows>
              <table:table-row>
                <table:table-cell table:style-name="Table1.A1" office:value-type="string">
                  <text:p text:style-name="P37">Feature</text:p>
                </table:table-cell>
                <table:table-cell table:style-name="Table1.A1" office:value-type="string">
                  <text:p text:style-name="P37">Old/Broken Way</text:p>
                </table:table-cell>
                <table:table-cell table:style-name="Table1.A1" office:value-type="string">
                  <text:p text:style-name="P37">Modern/Safe Way</text:p>
                </table:table-cell>
              </table:table-row>
            </table:table-header-rows>
            <table:table-row>
              <table:table-cell table:style-name="Table1.A1" office:value-type="string">
                <text:p text:style-name="P37">State Collection</text:p>
              </table:table-cell>
              <table:table-cell table:style-name="Table1.A1" office:value-type="string">
                <text:p text:style-name="P38"><text:span text:style-name="Source_20_Text"><text:span text:style-name="T12">outputs[t] = val</text:span></text:span></text:p>
              </table:table-cell>
              <table:table-cell table:style-name="Table1.A1" office:value-type="string">
                <text:p text:style-name="P38"><text:span text:style-name="Source_20_Text"><text:span text:style-name="T12">[outputs..., val]</text:span></text:span><text:span text:style-name="T12"> or </text:span><text:span text:style-name="Source_20_Text"><text:span text:style-name="T12">map</text:span></text:span></text:p>
              </table:table-cell>
            </table:table-row>
            <table:table-row>
              <table:table-cell table:style-name="Table1.A1" office:value-type="string">
                <text:p text:style-name="P37">Gradients</text:p>
              </table:table-cell>
              <table:table-cell table:style-name="Table1.A1" office:value-type="string">
                <text:p text:style-name="P38"><text:span text:style-name="Source_20_Text"><text:span text:style-name="T12">Flux.gradient(params)</text:span></text:span></text:p>
              </table:table-cell>
              <table:table-cell table:style-name="Table1.A1" office:value-type="string">
                <text:p text:style-name="P38"><text:span text:style-name="Source_20_Text"><text:span text:style-name="T12">Flux.withgradient(model)</text:span></text:span></text:p>
              </table:table-cell>
            </table:table-row>
            <table:table-row>
              <table:table-cell table:style-name="Table1.A1" office:value-type="string">
                <text:p text:style-name="P37">State Management</text:p>
              </table:table-cell>
              <table:table-cell table:style-name="Table1.A1" office:value-type="string">
                <text:p text:style-name="P38"><text:span text:style-name="T12">Global </text:span><text:span text:style-name="Source_20_Text"><text:span text:style-name="T12">params</text:span></text:span></text:p>
              </table:table-cell>
              <table:table-cell table:style-name="Table1.A1" office:value-type="string">
                <text:p text:style-name="P38"><text:span text:style-name="Source_20_Text"><text:span text:style-name="T12">Flux.setup</text:span></text:span><text:span text:style-name="T12"> (Explicit State)</text:span></text:p>
              </table:table-cell>
            </table:table-row>
            <table:table-row>
              <table:table-cell table:style-name="Table1.A1" office:value-type="string">
                <text:p text:style-name="P37">Precision</text:p>
              </table:table-cell>
              <table:table-cell table:style-name="Table1.A1" office:value-type="string">
                <text:p text:style-name="P38"><text:span text:style-name="Source_20_Text"><text:span text:style-name="T12">Float64</text:span></text:span><text:span text:style-name="T12"> (default)</text:span></text:p>
              </table:table-cell>
              <table:table-cell table:style-name="Table1.A1" office:value-type="string">
                <text:p text:style-name="P38"><text:span text:style-name="Source_20_Text"><text:span text:style-name="T12">Float32</text:span></text:span><text:span text:style-name="T12"> (using </text:span><text:span text:style-name="Source_20_Text"><text:span text:style-name="T12">f0</text:span></text:span><text:span text:style-name="T12"> literals)</text:span></text:p>
              </table:table-cell>
            </table:table-row>
          </table:table>
          <text:p text:style-name="P39"><text:soft-page-break/><text:span text:style-name="T1">Note on Performance</text:span><text:span text:style-name="T2">: While </text:span><text:span text:style-name="Source_20_Text"><text:span text:style-name="T2">[outputs..., val]</text:span></text:span><text:span text:style-name="T2"> is mathematically pure and Zygote-safe, for extremely long sequences, it creates many temporary objects. For production-scale Mamba models, one would typically use specialized CUDA kernels or </text:span><text:span text:style-name="Source_20_Text"><text:span text:style-name="T2">Zygote.Buffer</text:span></text:span><text:span text:style-name="T2">.</text:span></text:p>
          <text:p text:style-name="P7"/>
          <text:h text:style-name="P26" text:outline-level="2">3. Training Pipeline</text:h>
          <text:p text:style-name="P15">The code follows the <text:span text:style-name="T3">Modern Flux Training Pattern</text:span> introduced in Flux v0.13+.</text:p>
          <text:h text:style-name="P4" text:outline-level="3">Step 1: Model &amp; Optimizer Setup</text:h>
          <text:p text:style-name="P8">Julia</text:p>
          <text:p text:style-name="P9"><text:span text:style-name="Source_20_Text"><text:span text:style-name="T5">model = MambaModel(...)</text:span></text:span></text:p>
          <text:p text:style-name="P9"><text:span text:style-name="Source_20_Text"><text:span text:style-name="T5">opt_state = Flux.setup(Flux.Adam(</text:span></text:span><text:span text:style-name="Source_20_Text"><text:span text:style-name="T8">1e-3</text:span></text:span><text:span text:style-name="Source_20_Text"><text:span text:style-name="T5">), model)</text:span></text:span></text:p>
          <text:p text:style-name="P20"><text:span text:style-name="Source_20_Text"><text:span text:style-name="T2">Flux.setup</text:span></text:span><text:span text:style-name="T2"> creates an </text:span><text:span text:style-name="Source_20_Text"><text:span text:style-name="T2">opt_state</text:span></text:span><text:span text:style-name="T2"> that mirrors the structure of the model, holding the moving averages for Adam.</text:span></text:p>
          <text:h text:style-name="P4" text:outline-level="3">Step 2: Data Iteration</text:h>
          <text:p text:style-name="P20"><text:span text:style-name="T2">The data is expected as an iterable of pairs (e.g., </text:span><text:span text:style-name="Source_20_Text"><text:span text:style-name="T2">(x, y)</text:span></text:span><text:span text:style-name="T2">).</text:span></text:p>
          <text:h text:style-name="P27" text:outline-level="3"><text:span text:style-name="T1">Step 3: The </text:span><text:span text:style-name="Source_20_Text"><text:span text:style-name="T2">Flux.train!</text:span></text:span><text:span text:style-name="T1"> Loop</text:span></text:h>
          <text:p text:style-name="P8">Julia</text:p>
          <text:p text:style-name="P9"><text:span text:style-name="Source_20_Text"><text:span text:style-name="T5">Flux.train!(model, data, opt_state) </text:span></text:span><text:span text:style-name="Source_20_Text"><text:span text:style-name="T4">do</text:span></text:span><text:span text:style-name="Source_20_Text"><text:span text:style-name="T5"> m, x, y</text:span></text:span></text:p>
          <text:p text:style-name="P13"><text:span text:style-name="Source_20_Text"><text:span text:style-name="T6"><text:s text:c="4"/></text:span></text:span><text:span text:style-name="Source_20_Text"><text:span text:style-name="T5">y_hat = m(x)</text:span></text:span></text:p>
          <text:p text:style-name="P13"><text:span text:style-name="Source_20_Text"><text:span text:style-name="T6"><text:s text:c="4"/></text:span></text:span><text:span text:style-name="Source_20_Text"><text:span text:style-name="T5">Flux.mse(y_hat, y)</text:span></text:span></text:p>
          <text:p text:style-name="P12"><text:span text:style-name="Source_20_Text"><text:span text:style-name="T5">end</text:span></text:span></text:p>
          <text:list text:style-name="L8">
            <text:list-item>
              <text:p text:style-name="P40">The <text:span text:style-name="T3">Do-block</text:span> defines the loss function.</text:p>
            </text:list-item>
            <text:list-item>
              <text:p text:style-name="P41"><text:span text:style-name="T2">The first argument of the block (</text:span><text:span text:style-name="Source_20_Text"><text:span text:style-name="T2">m</text:span></text:span><text:span text:style-name="T2">) represents the model with weights being tracked for gradients.</text:span></text:p>
            </text:list-item>
            <text:list-item>
              <text:p text:style-name="P41"><text:span text:style-name="Source_20_Text"><text:span text:style-name="T2">Flux.train!</text:span></text:span><text:span text:style-name="T2"> automatically calculates gradients and calls </text:span><text:span text:style-name="Source_20_Text"><text:span text:style-name="T2">Flux.update!</text:span></text:span><text:span text:style-name="T2"> to modify the model weights.</text:span></text:p>
            </text:list-item>
          </text:list>
          <text:p text:style-name="P7"/>
          <text:h text:style-name="P26" text:outline-level="2"><text:soft-page-break/>4. Troubleshooting common AD Errors</text:h>
          <text:list text:style-name="L9">
            <text:list-item>
              <text:p text:style-name="P42"><text:span text:style-name="Source_20_Text"><text:span text:style-name="T2">Mutating arrays is not supported</text:span></text:span><text:span text:style-name="T2">: Occurs if you try to use </text:span><text:span text:style-name="Source_20_Text"><text:span text:style-name="T2">.</text:span></text:span><text:span text:style-name="T2"> (broadcasting) on an existing array or use index assignment inside the loss function.</text:span></text:p>
            </text:list-item>
            <text:list-item>
              <text:p text:style-name="P42"><text:span text:style-name="Source_20_Text"><text:span text:style-name="T2">Can't differentiate ForeignObject</text:span></text:span><text:span text:style-name="T2">: Usually happens when a non-standard Julia object or a specific type of mutation is hidden inside a custom struct.</text:span></text:p>
            </text:list-item>
            <text:list-item>
              <text:p text:style-name="P42"><text:span text:style-name="T1">Type Promotion</text:span><text:span text:style-name="T2">: Ensure your input data is </text:span><text:span text:style-name="Source_20_Text"><text:span text:style-name="T2">Float32</text:span></text:span><text:span text:style-name="T2"> via </text:span><text:span text:style-name="Source_20_Text"><text:span text:style-name="T2">rand(Float32, ...)</text:span></text:span><text:span text:style-name="T2">. If the input is </text:span><text:span text:style-name="Source_20_Text"><text:span text:style-name="T2">Float64</text:span></text:span><text:span text:style-name="T2"> but the weights are </text:span><text:span text:style-name="Source_20_Text"><text:span text:style-name="T2">Float32</text:span></text:span><text:span text:style-name="T2">, the model will slow down significantly.</text:span></text:p>
            </text:list-item>
          </text:list>
        </text:section>
        <text:p text:style-name="P43"><draw:frame draw:style-name="fr1" draw:name="Frame7" text:anchor-type="char" svg:x="0cm" svg:width="0.041cm" draw:z-index="6"><draw:text-box fo:min-height="0.041cm"><text:h text:style-name="P2" text:outline-level="2">Το Gemini είπε</text:h></draw:text-box></draw:frame></text:p>
      </text:section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 Flex" svg:font-family="'Google Sans Flex', 'Google Sans', 'Helvetica Neue', sans-serif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5T15:38:10.117049300</meta:creation-date>
    <dc:date>2026-02-25T15:38:24.678484800</dc:date>
    <meta:editing-duration>PT14S</meta:editing-duration>
    <meta:editing-cycles>1</meta:editing-cycles>
    <meta:document-statistic meta:table-count="1" meta:image-count="1" meta:object-count="0" meta:page-count="19" meta:paragraph-count="473" meta:word-count="2489" meta:character-count="18717" meta:non-whitespace-character-count="15805"/>
    <meta:generator>LibreOffice/25.2.4.2$Windows_X86_64 LibreOffice_project/508ff62361999404a9d3590fe47df713b5888744</meta:generator>
  </office:meta>
</office:document-meta>
</file>